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5661in"/>
    </style:style>
    <style:style style:name="co4" style:family="table-column">
      <style:table-column-properties fo:break-before="auto" style:column-width="0.5547in"/>
    </style:style>
    <style:style style:name="co5" style:family="table-column">
      <style:table-column-properties fo:break-before="auto" style:column-width="0.5437in"/>
    </style:style>
    <style:style style:name="co6" style:family="table-column">
      <style:table-column-properties fo:break-before="auto" style:column-width="0.3264in"/>
    </style:style>
    <style:style style:name="co7" style:family="table-column">
      <style:table-column-properties fo:break-before="auto" style:column-width="0.34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1575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ackground-color="#83caff"/>
    </style:style>
    <style:style style:name="ce3" style:family="table-cell" style:parent-style-name="Default">
      <style:table-cell-properties fo:border-bottom="0.06pt solid #000000" fo:background-color="#83caff" fo:border-left="none" fo:border-right="none" fo:border-top="none"/>
    </style:style>
    <style:style style:name="ce4" style:family="table-cell" style:parent-style-name="Default">
      <style:table-cell-properties fo:background-color="#ff950e"/>
    </style:style>
    <style:style style:name="ce5" style:family="table-cell" style:parent-style-name="Default">
      <style:table-cell-properties fo:border-bottom="0.06pt solid #000000" fo:background-color="#ff950e" fo:border-left="none" fo:border-right="none" fo:border-top="none"/>
    </style:style>
    <style:style style:name="ce6" style:family="table-cell" style:parent-style-name="Default">
      <style:text-properties fo:color="#ffffff"/>
    </style:style>
    <style:style style:name="ce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/>
    </style:style>
    <style:style style:name="ce8" style:family="table-cell" style:parent-style-name="Default">
      <style:text-properties fo:color="#000000" style:font-name="Calibri" fo:font-size="11pt" fo:language="fr" fo:country="FR" style:font-name-asian="Microsoft YaHei" style:font-size-asian="11pt" style:language-asian="zh" style:country-asian="CN" style:font-name-complex="Mangal" style:font-size-complex="11pt" style:language-complex="hi" style:country-complex="IN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</style:style>
    <style:style style:name="ce10" style:family="table-cell" style:parent-style-name="Default" style:data-style-name="N10146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fo:background-color="#ff950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</style:style>
    <style:style style:name="ce13" style:family="table-cell" style:parent-style-name="Default" style:data-style-name="N37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</office:automatic-styles>
  <office:body>
    <office:spreadsheet>
      <table:table table:name="Fix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Initial rat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Scoring diff &gt;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hampionship weighting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Ranking spread</text:p>
          </table:table-cell>
          <table:table-cell/>
          <table:table-cell office:value-type="float" office:value="15" calcext:value-type="float">
            <text:p>15</text:p>
          </table:table-cell>
        </table:table-row>
      </table:table>
      <table:table table:name="1996CR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4"/>
        <table:table-column table:style-name="co4" table:default-cell-style-name="ce4"/>
        <table:table-column table:style-name="co1" table:default-cell-style-name="ce7"/>
        <table:table-column table:style-name="co6" table:default-cell-style-name="Default"/>
        <table:table-column table:style-name="co7" table:default-cell-style-name="Default"/>
        <table:table-column table:style-name="co1" table:visibility="collapse" table:default-cell-style-name="ce8"/>
        <table:table-column table:style-name="co1" table:visibility="collapse" table:default-cell-style-name="ce9"/>
        <table:table-column table:style-name="co1" table:visibility="collapse" table:default-cell-style-name="ce10"/>
        <table:table-column table:style-name="co1" table:visibility="collapse" table:number-columns-repeated="2" table:default-cell-style-name="ce9"/>
        <table:table-column table:style-name="co1" table:visibility="collapse" table:number-columns-repeated="2" table:default-cell-style-name="Default"/>
        <table:table-column table:style-name="co1" table:visibility="collapse" table:default-cell-style-name="ce11"/>
        <table:table-column table:style-name="co1" table:visibility="collapse" table:default-cell-style-name="Default"/>
        <table:table-column table:style-name="co1" table:default-cell-style-name="ce4"/>
        <table:table-column table:style-name="co1" table:default-cell-style-name="ce15"/>
        <table:table-column table:style-name="co1" table:default-cell-style-name="ce16"/>
        <table:table-row table:style-name="ro1"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layed</text:p>
          </table:table-cell>
          <table:table-cell office:value-type="string" calcext:value-type="string">
            <text:p>Score</text:p>
          </table:table-cell>
          <table:table-cell table:style-name="ce6"/>
          <table:table-cell office:value-type="string" calcext:value-type="string">
            <text:p>Neutral venue</text:p>
          </table:table-cell>
          <table:table-cell office:value-type="string" calcext:value-type="string">
            <text:p>Champ</text:p>
          </table:table-cell>
          <table:table-cell table:style-name="Default" office:value-type="string" calcext:value-type="string">
            <text:p>Ratings gap</text:p>
          </table:table-cell>
          <table:table-cell table:style-name="Default" office:value-type="string" calcext:value-type="string">
            <text:p>Limits</text:p>
          </table:table-cell>
          <table:table-cell table:style-name="Default" office:value-type="string" calcext:value-type="string">
            <text:p>Core rating</text:p>
          </table:table-cell>
          <table:table-cell table:style-name="Default" office:value-type="string" calcext:value-type="string">
            <text:p>WMM</text:p>
          </table:table-cell>
          <table:table-cell table:style-name="Default" office:value-type="string" calcext:value-type="string">
            <text:p>CM</text:p>
          </table:table-cell>
          <table:table-cell office:value-type="string" calcext:value-type="string">
            <text:p>Sc diff &gt;</text:p>
          </table:table-cell>
          <table:table-cell office:value-type="string" calcext:value-type="string">
            <text:p>Champ wt</text:p>
          </table:table-cell>
          <table:table-cell table:style-name="Default"/>
          <table:table-cell office:value-type="string" calcext:value-type="string">
            <text:p>new home sc</text:p>
          </table:table-cell>
          <table:table-cell office:value-type="string" calcext:value-type="string">
            <text:p>new away sc</text:p>
          </table:table-cell>
          <table:table-cell table:style-name="ce13" office:value-type="date" office:date-value="2000-06-12" calcext:value-type="date">
            <text:p>06/12/00</text:p>
          </table:table-cell>
          <table:table-cell table:style-name="Default" office:value-type="string" calcext:value-type="string">
            <text:p>change</text:p>
          </table:table-cell>
        </table:table-row>
        <table:table-row table:style-name="ro3">
          <table:table-cell/>
          <table:table-cell office:value-type="string" calcext:value-type="string">
            <text:p>AH</text:p>
          </table:table-cell>
          <table:table-cell office:value-type="float" office:value="81.205" calcext:value-type="float">
            <text:p>81.21</text:p>
          </table:table-cell>
          <table:table-cell table:number-columns-repeated="3"/>
          <table:table-cell table:formula="of:=IF([.D2]&lt;=[.F2];[.E2]+[.N2];[.E2]-[.N2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]=&quot;x&quot;;[.C2]-[.E2];[.C2]-[.E2]+3)" office:value-type="float" office:value="84.205" calcext:value-type="float">
            <text:p>84.21</text:p>
          </table:table-cell>
          <table:table-cell table:formula="of:=IF([.J2]&gt;[$Fix.$D$6];[$Fix.$D$6];IF([.J2]&lt;-[$Fix.$D$6];-[$Fix.$D$6];[.J2]))" office:value-type="float" office:value="15" calcext:value-type="float">
            <text:p>15</text:p>
          </table:table-cell>
          <table:table-cell table:formula="of:=ROUND(IF([.D2]&gt;[.F2];1-(1/[$Fix.$D$6])*[.K2];IF([.D2]&lt;[.F2];1+(1/[$Fix.$D$6])*[.K2];(1/[$Fix.$D$6])*[.K2]));2)" office:value-type="float" office:value="1" calcext:value-type="float">
            <text:p>1,0000</text:p>
          </table:table-cell>
          <table:table-cell table:formula="of:=IF(ABS([.D2]-[.F2])&gt;[.O2];[.L2]*1.5;[.L2])" office:value-type="float" office:value="1" calcext:value-type="float">
            <text:p>1</text:p>
          </table:table-cell>
          <table:table-cell table:formula="of:=IF([.I2]=&quot;x&quot;;[.M2]*[.P2];[.M2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]&gt;[.F2];[.C2]+[.N2];[.C2]-[.N2])" office:value-type="float" office:value="78.205" calcext:value-type="float">
            <text:p>78.21</text:p>
          </table:table-cell>
          <table:table-cell table:formula="of:=IF([.E2]=&quot;&quot;;&quot;&quot;;[.Q2])">
            <text:p/>
          </table:table-cell>
          <table:table-cell/>
          <table:table-cell table:style-name="ce14" table:formula="of:=IF([.D2]=&quot;&quot;;[.C2];(IF([.E2]&lt;&gt;&quot;&quot;;[.R2];[.S2])))" office:value-type="float" office:value="81.205" calcext:value-type="float">
            <text:p>81.21</text:p>
          </table:table-cell>
          <table:table-cell table:formula="of:=[.T2]-[.C2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AN</text:p>
          </table:table-cell>
          <table:table-cell office:value-type="float" office:value="72.76" calcext:value-type="float">
            <text:p>72.76</text:p>
          </table:table-cell>
          <table:table-cell table:number-columns-repeated="3"/>
          <table:table-cell table:formula="of:=IF([.D3]&lt;=[.F3];[.E3]+[.N3];[.E3]-[.N3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3]=&quot;x&quot;;[.C3]-[.E3];[.C3]-[.E3]+3)" office:value-type="float" office:value="75.76" calcext:value-type="float">
            <text:p>75.76</text:p>
          </table:table-cell>
          <table:table-cell table:formula="of:=IF([.J3]&gt;[$Fix.$D$6];[$Fix.$D$6];IF([.J3]&lt;-[$Fix.$D$6];-[$Fix.$D$6];[.J3]))" office:value-type="float" office:value="15" calcext:value-type="float">
            <text:p>15</text:p>
          </table:table-cell>
          <table:table-cell table:formula="of:=ROUND(IF([.D3]&gt;[.F3];1-(1/[$Fix.$D$6])*[.K3];IF([.D3]&lt;[.F3];1+(1/[$Fix.$D$6])*[.K3];(1/[$Fix.$D$6])*[.K3]));2)" office:value-type="float" office:value="1" calcext:value-type="float">
            <text:p>1,0000</text:p>
          </table:table-cell>
          <table:table-cell table:formula="of:=IF(ABS([.D3]-[.F3])&gt;[.O3];[.L3]*1.5;[.L3])" office:value-type="float" office:value="1" calcext:value-type="float">
            <text:p>1</text:p>
          </table:table-cell>
          <table:table-cell table:formula="of:=IF([.I3]=&quot;x&quot;;[.M3]*[.P3];[.M3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3]&gt;[.F3];[.C3]+[.N3];[.C3]-[.N3])" office:value-type="float" office:value="69.76" calcext:value-type="float">
            <text:p>69.76</text:p>
          </table:table-cell>
          <table:table-cell table:formula="of:=IF([.E3]=&quot;&quot;;&quot;&quot;;[.Q3])">
            <text:p/>
          </table:table-cell>
          <table:table-cell/>
          <table:table-cell table:formula="of:=IF([.D3]=&quot;&quot;;[.C3];(IF([.E3]&lt;&gt;&quot;&quot;;[.R3];[.S3])))" office:value-type="float" office:value="72.76" calcext:value-type="float">
            <text:p>72.76</text:p>
          </table:table-cell>
          <table:table-cell table:formula="of:=[.T3]-[.C3]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string" calcext:value-type="string">
            <text:p>CE</text:p>
          </table:table-cell>
          <table:table-cell office:value-type="float" office:value="77.555" calcext:value-type="float">
            <text:p>77.56</text:p>
          </table:table-cell>
          <table:table-cell table:number-columns-repeated="3"/>
          <table:table-cell table:formula="of:=IF([.D4]&lt;=[.F4];[.E4]+[.N4];[.E4]-[.N4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4]=&quot;x&quot;;[.C4]-[.E4];[.C4]-[.E4]+3)" office:value-type="float" office:value="80.555" calcext:value-type="float">
            <text:p>80.56</text:p>
          </table:table-cell>
          <table:table-cell table:formula="of:=IF([.J4]&gt;[$Fix.$D$6];[$Fix.$D$6];IF([.J4]&lt;-[$Fix.$D$6];-[$Fix.$D$6];[.J4]))" office:value-type="float" office:value="15" calcext:value-type="float">
            <text:p>15</text:p>
          </table:table-cell>
          <table:table-cell table:formula="of:=ROUND(IF([.D4]&gt;[.F4];1-(1/[$Fix.$D$6])*[.K4];IF([.D4]&lt;[.F4];1+(1/[$Fix.$D$6])*[.K4];(1/[$Fix.$D$6])*[.K4]));2)" office:value-type="float" office:value="1" calcext:value-type="float">
            <text:p>1,0000</text:p>
          </table:table-cell>
          <table:table-cell table:formula="of:=IF(ABS([.D4]-[.F4])&gt;[.O4];[.L4]*1.5;[.L4])" office:value-type="float" office:value="1" calcext:value-type="float">
            <text:p>1</text:p>
          </table:table-cell>
          <table:table-cell table:formula="of:=IF([.I4]=&quot;x&quot;;[.M4]*[.P4];[.M4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4]&gt;[.F4];[.C4]+[.N4];[.C4]-[.N4])" office:value-type="float" office:value="74.555" calcext:value-type="float">
            <text:p>74.56</text:p>
          </table:table-cell>
          <table:table-cell table:formula="of:=IF([.E4]=&quot;&quot;;&quot;&quot;;[.Q4])">
            <text:p/>
          </table:table-cell>
          <table:table-cell/>
          <table:table-cell table:formula="of:=IF([.D4]=&quot;&quot;;[.C4];(IF([.E4]&lt;&gt;&quot;&quot;;[.R4];[.S4])))" office:value-type="float" office:value="77.555" calcext:value-type="float">
            <text:p>77.56</text:p>
          </table:table-cell>
          <table:table-cell table:formula="of:=[.T4]-[.C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CK</text:p>
          </table:table-cell>
          <table:table-cell office:value-type="float" office:value="95.08" calcext:value-type="float">
            <text:p>95.08</text:p>
          </table:table-cell>
          <table:table-cell table:number-columns-repeated="3"/>
          <table:table-cell table:formula="of:=IF([.D5]&lt;=[.F5];[.E5]+[.N5];[.E5]-[.N5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5]=&quot;x&quot;;[.C5]-[.E5];[.C5]-[.E5]+3)" office:value-type="float" office:value="98.08" calcext:value-type="float">
            <text:p>98.08</text:p>
          </table:table-cell>
          <table:table-cell table:formula="of:=IF([.J5]&gt;[$Fix.$D$6];[$Fix.$D$6];IF([.J5]&lt;-[$Fix.$D$6];-[$Fix.$D$6];[.J5]))" office:value-type="float" office:value="15" calcext:value-type="float">
            <text:p>15</text:p>
          </table:table-cell>
          <table:table-cell table:formula="of:=ROUND(IF([.D5]&gt;[.F5];1-(1/[$Fix.$D$6])*[.K5];IF([.D5]&lt;[.F5];1+(1/[$Fix.$D$6])*[.K5];(1/[$Fix.$D$6])*[.K5]));2)" office:value-type="float" office:value="1" calcext:value-type="float">
            <text:p>1,0000</text:p>
          </table:table-cell>
          <table:table-cell table:formula="of:=IF(ABS([.D5]-[.F5])&gt;[.O5];[.L5]*1.5;[.L5])" office:value-type="float" office:value="1" calcext:value-type="float">
            <text:p>1</text:p>
          </table:table-cell>
          <table:table-cell table:formula="of:=IF([.I5]=&quot;x&quot;;[.M5]*[.P5];[.M5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5]&gt;[.F5];[.C5]+[.N5];[.C5]-[.N5])" office:value-type="float" office:value="92.08" calcext:value-type="float">
            <text:p>92.08</text:p>
          </table:table-cell>
          <table:table-cell table:formula="of:=IF([.E5]=&quot;&quot;;&quot;&quot;;[.Q5])">
            <text:p/>
          </table:table-cell>
          <table:table-cell/>
          <table:table-cell table:formula="of:=IF([.D5]=&quot;&quot;;[.C5];(IF([.E5]&lt;&gt;&quot;&quot;;[.R5];[.S5])))" office:value-type="float" office:value="95.08" calcext:value-type="float">
            <text:p>95.08</text:p>
          </table:table-cell>
          <table:table-cell table:formula="of:=[.T5]-[.C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CN</text:p>
          </table:table-cell>
          <table:table-cell office:value-type="float" office:value="85.03" calcext:value-type="float">
            <text:p>85.03</text:p>
          </table:table-cell>
          <table:table-cell table:number-columns-repeated="3"/>
          <table:table-cell table:formula="of:=IF([.D6]&lt;=[.F6];[.E6]+[.N6];[.E6]-[.N6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6]=&quot;x&quot;;[.C6]-[.E6];[.C6]-[.E6]+3)" office:value-type="float" office:value="88.03" calcext:value-type="float">
            <text:p>88.03</text:p>
          </table:table-cell>
          <table:table-cell table:formula="of:=IF([.J6]&gt;[$Fix.$D$6];[$Fix.$D$6];IF([.J6]&lt;-[$Fix.$D$6];-[$Fix.$D$6];[.J6]))" office:value-type="float" office:value="15" calcext:value-type="float">
            <text:p>15</text:p>
          </table:table-cell>
          <table:table-cell table:formula="of:=ROUND(IF([.D6]&gt;[.F6];1-(1/[$Fix.$D$6])*[.K6];IF([.D6]&lt;[.F6];1+(1/[$Fix.$D$6])*[.K6];(1/[$Fix.$D$6])*[.K6]));2)" office:value-type="float" office:value="1" calcext:value-type="float">
            <text:p>1,0000</text:p>
          </table:table-cell>
          <table:table-cell table:formula="of:=IF(ABS([.D6]-[.F6])&gt;[.O6];[.L6]*1.5;[.L6])" office:value-type="float" office:value="1" calcext:value-type="float">
            <text:p>1</text:p>
          </table:table-cell>
          <table:table-cell table:formula="of:=IF([.I6]=&quot;x&quot;;[.M6]*[.P6];[.M6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6]&gt;[.F6];[.C6]+[.N6];[.C6]-[.N6])" office:value-type="float" office:value="82.03" calcext:value-type="float">
            <text:p>82.03</text:p>
          </table:table-cell>
          <table:table-cell table:formula="of:=IF([.E6]=&quot;&quot;;&quot;&quot;;[.Q6])">
            <text:p/>
          </table:table-cell>
          <table:table-cell/>
          <table:table-cell table:formula="of:=IF([.D6]=&quot;&quot;;[.C6];(IF([.E6]&lt;&gt;&quot;&quot;;[.R6];[.S6])))" office:value-type="float" office:value="85.03" calcext:value-type="float">
            <text:p>85.03</text:p>
          </table:table-cell>
          <table:table-cell table:formula="of:=[.T6]-[.C6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CW</text:p>
          </table:table-cell>
          <table:table-cell office:value-type="float" office:value="71.225" calcext:value-type="float">
            <text:p>71.23</text:p>
          </table:table-cell>
          <table:table-cell office:value-type="float" office:value="29" calcext:value-type="float">
            <text:p>29</text:p>
          </table:table-cell>
          <table:table-cell table:formula="of:=[.C35]" office:value-type="float" office:value="79.305" calcext:value-type="float">
            <text:p>79.31</text:p>
          </table:table-cell>
          <table:table-cell table:formula="of:=[.D35]" office:value-type="float" office:value="14" calcext:value-type="float">
            <text:p>14</text:p>
          </table:table-cell>
          <table:table-cell table:formula="of:=IF([.D7]&lt;=[.F7];[.E7]+[.N7];[.E7]-[.N7])" office:value-type="float" office:value="73.275" calcext:value-type="float">
            <text:p>73.28</text:p>
          </table:table-cell>
          <table:table-cell/>
          <table:table-cell office:value-type="string" calcext:value-type="string">
            <text:p>x</text:p>
          </table:table-cell>
          <table:table-cell table:formula="of:=IF([.H7]=&quot;x&quot;;[.C7]-[.E7];[.C7]-[.E7]+3)" office:value-type="float" office:value="-5.08000000000001" calcext:value-type="float">
            <text:p>-5.08</text:p>
          </table:table-cell>
          <table:table-cell table:formula="of:=IF([.J7]&gt;[$Fix.$D$6];[$Fix.$D$6];IF([.J7]&lt;-[$Fix.$D$6];-[$Fix.$D$6];[.J7]))" office:value-type="float" office:value="-5.08000000000001" calcext:value-type="float">
            <text:p>-5.08</text:p>
          </table:table-cell>
          <table:table-cell table:formula="of:=ROUND(IF([.D7]&gt;[.F7];1-(1/[$Fix.$D$6])*[.K7];IF([.D7]&lt;[.F7];1+(1/[$Fix.$D$6])*[.K7];(1/[$Fix.$D$6])*[.K7]));2)" office:value-type="float" office:value="1.34" calcext:value-type="float">
            <text:p>1,3400</text:p>
          </table:table-cell>
          <table:table-cell table:formula="of:=IF(ABS([.D7]-[.F7])&gt;[.O7];[.L7]*1.5;[.L7])" office:value-type="float" office:value="2.01" calcext:value-type="float">
            <text:p>2.01</text:p>
          </table:table-cell>
          <table:table-cell table:formula="of:=IF([.I7]=&quot;x&quot;;[.M7]*[.P7];[.M7])" office:value-type="float" office:value="6.03" calcext:value-type="float">
            <text:p>6.0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7]&gt;[.F7];[.C7]+[.N7];[.C7]-[.N7])" office:value-type="float" office:value="77.255" calcext:value-type="float">
            <text:p>77.26</text:p>
          </table:table-cell>
          <table:table-cell table:formula="of:=IF([.E7]=&quot;&quot;;&quot;&quot;;[.Q7])" office:value-type="float" office:value="77.255" calcext:value-type="float">
            <text:p>77.26</text:p>
          </table:table-cell>
          <table:table-cell/>
          <table:table-cell table:formula="of:=IF([.D7]=&quot;&quot;;[.C7];(IF([.E7]&lt;&gt;&quot;&quot;;[.R7];[.S7])))" office:value-type="float" office:value="77.255" calcext:value-type="float">
            <text:p>77.26</text:p>
          </table:table-cell>
          <table:table-cell table:formula="of:=[.T7]-[.C7]" office:value-type="float" office:value="6.03" calcext:value-type="float">
            <text:p>6.03</text:p>
          </table:table-cell>
        </table:table-row>
        <table:table-row table:style-name="ro3">
          <table:table-cell/>
          <table:table-cell office:value-type="string" calcext:value-type="string">
            <text:p>Dublin</text:p>
          </table:table-cell>
          <table:table-cell office:value-type="float" office:value="97.755" calcext:value-type="float">
            <text:p>97.76</text:p>
          </table:table-cell>
          <table:table-cell table:number-columns-repeated="3"/>
          <table:table-cell table:formula="of:=IF([.D8]&lt;=[.F8];[.E8]+[.N8];[.E8]-[.N8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8]=&quot;x&quot;;[.C8]-[.E8];[.C8]-[.E8]+3)" office:value-type="float" office:value="100.755" calcext:value-type="float">
            <text:p>100.76</text:p>
          </table:table-cell>
          <table:table-cell table:formula="of:=IF([.J8]&gt;[$Fix.$D$6];[$Fix.$D$6];IF([.J8]&lt;-[$Fix.$D$6];-[$Fix.$D$6];[.J8]))" office:value-type="float" office:value="15" calcext:value-type="float">
            <text:p>15</text:p>
          </table:table-cell>
          <table:table-cell table:formula="of:=ROUND(IF([.D8]&gt;[.F8];1-(1/[$Fix.$D$6])*[.K8];IF([.D8]&lt;[.F8];1+(1/[$Fix.$D$6])*[.K8];(1/[$Fix.$D$6])*[.K8]));2)" office:value-type="float" office:value="1" calcext:value-type="float">
            <text:p>1,0000</text:p>
          </table:table-cell>
          <table:table-cell table:formula="of:=IF(ABS([.D8]-[.F8])&gt;[.O8];[.L8]*1.5;[.L8])" office:value-type="float" office:value="1" calcext:value-type="float">
            <text:p>1</text:p>
          </table:table-cell>
          <table:table-cell table:formula="of:=IF([.I8]=&quot;x&quot;;[.M8]*[.P8];[.M8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8]&gt;[.F8];[.C8]+[.N8];[.C8]-[.N8])" office:value-type="float" office:value="94.755" calcext:value-type="float">
            <text:p>94.76</text:p>
          </table:table-cell>
          <table:table-cell table:formula="of:=IF([.E8]=&quot;&quot;;&quot;&quot;;[.Q8])">
            <text:p/>
          </table:table-cell>
          <table:table-cell/>
          <table:table-cell table:formula="of:=IF([.D8]=&quot;&quot;;[.C8];(IF([.E8]&lt;&gt;&quot;&quot;;[.R8];[.S8])))" office:value-type="float" office:value="97.755" calcext:value-type="float">
            <text:p>97.76</text:p>
          </table:table-cell>
          <table:table-cell table:formula="of:=[.T8]-[.C8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DL</text:p>
          </table:table-cell>
          <table:table-cell office:value-type="float" office:value="88.54" calcext:value-type="float">
            <text:p>88.5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IF([.D9]&lt;=[.F9];[.E9]+[.N9];[.E9]-[.N9])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table:formula="of:=IF([.H9]=&quot;x&quot;;[.C9]-[.E9];[.C9]-[.E9]+3)" office:value-type="float" office:value="91.54" calcext:value-type="float">
            <text:p>91.54</text:p>
          </table:table-cell>
          <table:table-cell table:formula="of:=IF([.J9]&gt;[$Fix.$D$6];[$Fix.$D$6];IF([.J9]&lt;-[$Fix.$D$6];-[$Fix.$D$6];[.J9]))" office:value-type="float" office:value="15" calcext:value-type="float">
            <text:p>15</text:p>
          </table:table-cell>
          <table:table-cell table:formula="of:=ROUND(IF([.D9]&gt;[.F9];1-(1/[$Fix.$D$6])*[.K9];IF([.D9]&lt;[.F9];1+(1/[$Fix.$D$6])*[.K9];(1/[$Fix.$D$6])*[.K9]));2)" office:value-type="float" office:value="0" calcext:value-type="float">
            <text:p>0,0000</text:p>
          </table:table-cell>
          <table:table-cell table:formula="of:=IF(ABS([.D9]-[.F9])&gt;[.O9];[.L9]*1.5;[.L9])" office:value-type="float" office:value="0" calcext:value-type="float">
            <text:p>0</text:p>
          </table:table-cell>
          <table:table-cell table:formula="of:=IF([.I9]=&quot;x&quot;;[.M9]*[.P9];[.M9])" office:value-type="float" office:value="0" calcext:value-type="float">
            <text:p>0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9]&gt;[.F9];[.C9]+[.N9];[.C9]-[.N9])" office:value-type="float" office:value="88.54" calcext:value-type="float">
            <text:p>88.54</text:p>
          </table:table-cell>
          <table:table-cell table:formula="of:=IF([.E9]=&quot;&quot;;&quot;&quot;;[.Q9])">
            <text:p/>
          </table:table-cell>
          <table:table-cell table:formula="of:=[.G10]" office:value-type="float" office:value="85.09" calcext:value-type="float">
            <text:p>85.09</text:p>
          </table:table-cell>
          <table:table-cell table:formula="of:=IF([.D9]=&quot;&quot;;[.C9];(IF([.E9]&lt;&gt;&quot;&quot;;[.R9];[.S9])))" office:value-type="float" office:value="85.09" calcext:value-type="float">
            <text:p>85.09</text:p>
          </table:table-cell>
          <table:table-cell table:formula="of:=[.T9]-[.C9]" office:value-type="float" office:value="-3.45" calcext:value-type="float">
            <text:p>-3.45</text:p>
          </table:table-cell>
        </table:table-row>
        <table:table-row table:style-name="ro3">
          <table:table-cell/>
          <table:table-cell office:value-type="string" calcext:value-type="string">
            <text:p>Down</text:p>
          </table:table-cell>
          <table:table-cell office:value-type="float" office:value="86.305" calcext:value-type="float">
            <text:p>86.31</text:p>
          </table:table-cell>
          <table:table-cell office:value-type="float" office:value="12" calcext:value-type="float">
            <text:p>12</text:p>
          </table:table-cell>
          <table:table-cell table:formula="of:=[.C9]" office:value-type="float" office:value="88.54" calcext:value-type="float">
            <text:p>88.54</text:p>
          </table:table-cell>
          <table:table-cell table:formula="of:=[.D9]" office:value-type="float" office:value="11" calcext:value-type="float">
            <text:p>11</text:p>
          </table:table-cell>
          <table:table-cell table:formula="of:=IF([.D10]&lt;=[.F10];[.E10]+[.N10];[.E10]-[.N10])" office:value-type="float" office:value="85.09" calcext:value-type="float">
            <text:p>85.09</text:p>
          </table:table-cell>
          <table:table-cell table:number-columns-repeated="2" office:value-type="string" calcext:value-type="string">
            <text:p>x</text:p>
          </table:table-cell>
          <table:table-cell table:formula="of:=IF([.H10]=&quot;x&quot;;[.C10]-[.E10];[.C10]-[.E10]+3)" office:value-type="float" office:value="-2.235" calcext:value-type="float">
            <text:p>-2.24</text:p>
          </table:table-cell>
          <table:table-cell table:formula="of:=IF([.J10]&gt;[$Fix.$D$6];[$Fix.$D$6];IF([.J10]&lt;-[$Fix.$D$6];-[$Fix.$D$6];[.J10]))" office:value-type="float" office:value="-2.235" calcext:value-type="float">
            <text:p>-2.24</text:p>
          </table:table-cell>
          <table:table-cell table:formula="of:=ROUND(IF([.D10]&gt;[.F10];1-(1/[$Fix.$D$6])*[.K10];IF([.D10]&lt;[.F10];1+(1/[$Fix.$D$6])*[.K10];(1/[$Fix.$D$6])*[.K10]));2)" office:value-type="float" office:value="1.15" calcext:value-type="float">
            <text:p>1,1500</text:p>
          </table:table-cell>
          <table:table-cell table:formula="of:=IF(ABS([.D10]-[.F10])&gt;[.O10];[.L10]*1.5;[.L10])" office:value-type="float" office:value="1.15" calcext:value-type="float">
            <text:p>1.15</text:p>
          </table:table-cell>
          <table:table-cell table:formula="of:=IF([.I10]=&quot;x&quot;;[.M10]*[.P10];[.M10])" office:value-type="float" office:value="3.45" calcext:value-type="float">
            <text:p>3.45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0]&gt;[.F10];[.C10]+[.N10];[.C10]-[.N10])" office:value-type="float" office:value="89.755" calcext:value-type="float">
            <text:p>89.76</text:p>
          </table:table-cell>
          <table:table-cell table:formula="of:=IF([.E10]=&quot;&quot;;&quot;&quot;;[.Q10])" office:value-type="float" office:value="89.755" calcext:value-type="float">
            <text:p>89.76</text:p>
          </table:table-cell>
          <table:table-cell/>
          <table:table-cell table:formula="of:=IF([.D10]=&quot;&quot;;[.C10];(IF([.E10]&lt;&gt;&quot;&quot;;[.R10];[.S10])))" office:value-type="float" office:value="89.755" calcext:value-type="float">
            <text:p>89.76</text:p>
          </table:table-cell>
          <table:table-cell table:formula="of:=[.T10]-[.C10]" office:value-type="float" office:value="3.45" calcext:value-type="float">
            <text:p>3.45</text:p>
          </table:table-cell>
        </table:table-row>
        <table:table-row table:style-name="ro3">
          <table:table-cell/>
          <table:table-cell office:value-type="string" calcext:value-type="string">
            <text:p>DY</text:p>
          </table:table-cell>
          <table:table-cell office:value-type="float" office:value="95.495" calcext:value-type="float">
            <text:p>95.5</text:p>
          </table:table-cell>
          <table:table-cell table:number-columns-repeated="3"/>
          <table:table-cell table:formula="of:=IF([.D11]&lt;=[.F11];[.E11]+[.N11];[.E11]-[.N11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1]=&quot;x&quot;;[.C11]-[.E11];[.C11]-[.E11]+3)" office:value-type="float" office:value="98.495" calcext:value-type="float">
            <text:p>98.5</text:p>
          </table:table-cell>
          <table:table-cell table:formula="of:=IF([.J11]&gt;[$Fix.$D$6];[$Fix.$D$6];IF([.J11]&lt;-[$Fix.$D$6];-[$Fix.$D$6];[.J11]))" office:value-type="float" office:value="15" calcext:value-type="float">
            <text:p>15</text:p>
          </table:table-cell>
          <table:table-cell table:formula="of:=ROUND(IF([.D11]&gt;[.F11];1-(1/[$Fix.$D$6])*[.K11];IF([.D11]&lt;[.F11];1+(1/[$Fix.$D$6])*[.K11];(1/[$Fix.$D$6])*[.K11]));2)" office:value-type="float" office:value="1" calcext:value-type="float">
            <text:p>1,0000</text:p>
          </table:table-cell>
          <table:table-cell table:formula="of:=IF(ABS([.D11]-[.F11])&gt;[.O11];[.L11]*1.5;[.L11])" office:value-type="float" office:value="1" calcext:value-type="float">
            <text:p>1</text:p>
          </table:table-cell>
          <table:table-cell table:formula="of:=IF([.I11]=&quot;x&quot;;[.M11]*[.P11];[.M11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1]&gt;[.F11];[.C11]+[.N11];[.C11]-[.N11])" office:value-type="float" office:value="92.495" calcext:value-type="float">
            <text:p>92.5</text:p>
          </table:table-cell>
          <table:table-cell table:formula="of:=IF([.E11]=&quot;&quot;;&quot;&quot;;[.Q11])">
            <text:p/>
          </table:table-cell>
          <table:table-cell table:style-name="ce12"/>
          <table:table-cell table:formula="of:=IF([.D11]=&quot;&quot;;[.C11];(IF([.E11]&lt;&gt;&quot;&quot;;[.R11];[.S11])))" office:value-type="float" office:value="95.495" calcext:value-type="float">
            <text:p>95.5</text:p>
          </table:table-cell>
          <table:table-cell table:formula="of:=[.T11]-[.C11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FH</text:p>
          </table:table-cell>
          <table:table-cell office:value-type="float" office:value="75.215" calcext:value-type="float">
            <text:p>75.22</text:p>
          </table:table-cell>
          <table:table-cell table:number-columns-repeated="3"/>
          <table:table-cell table:formula="of:=IF([.D12]&lt;=[.F12];[.E12]+[.N12];[.E12]-[.N12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2]=&quot;x&quot;;[.C12]-[.E12];[.C12]-[.E12]+3)" office:value-type="float" office:value="78.215" calcext:value-type="float">
            <text:p>78.22</text:p>
          </table:table-cell>
          <table:table-cell table:formula="of:=IF([.J12]&gt;[$Fix.$D$6];[$Fix.$D$6];IF([.J12]&lt;-[$Fix.$D$6];-[$Fix.$D$6];[.J12]))" office:value-type="float" office:value="15" calcext:value-type="float">
            <text:p>15</text:p>
          </table:table-cell>
          <table:table-cell table:formula="of:=ROUND(IF([.D12]&gt;[.F12];1-(1/[$Fix.$D$6])*[.K12];IF([.D12]&lt;[.F12];1+(1/[$Fix.$D$6])*[.K12];(1/[$Fix.$D$6])*[.K12]));2)" office:value-type="float" office:value="1" calcext:value-type="float">
            <text:p>1,0000</text:p>
          </table:table-cell>
          <table:table-cell table:formula="of:=IF(ABS([.D12]-[.F12])&gt;[.O12];[.L12]*1.5;[.L12])" office:value-type="float" office:value="1" calcext:value-type="float">
            <text:p>1</text:p>
          </table:table-cell>
          <table:table-cell table:formula="of:=IF([.I12]=&quot;x&quot;;[.M12]*[.P12];[.M12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2]&gt;[.F12];[.C12]+[.N12];[.C12]-[.N12])" office:value-type="float" office:value="72.215" calcext:value-type="float">
            <text:p>72.22</text:p>
          </table:table-cell>
          <table:table-cell table:formula="of:=IF([.E12]=&quot;&quot;;&quot;&quot;;[.Q12])">
            <text:p/>
          </table:table-cell>
          <table:table-cell/>
          <table:table-cell table:formula="of:=IF([.D12]=&quot;&quot;;[.C12];(IF([.E12]&lt;&gt;&quot;&quot;;[.R12];[.S12])))" office:value-type="float" office:value="75.215" calcext:value-type="float">
            <text:p>75.22</text:p>
          </table:table-cell>
          <table:table-cell table:formula="of:=[.T12]-[.C12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GY</text:p>
          </table:table-cell>
          <table:table-cell office:value-type="float" office:value="81.865" calcext:value-type="float">
            <text:p>81.87</text:p>
          </table:table-cell>
          <table:table-cell table:number-columns-repeated="3"/>
          <table:table-cell table:formula="of:=IF([.D13]&lt;=[.F13];[.E13]+[.N13];[.E13]-[.N13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3]=&quot;x&quot;;[.C13]-[.E13];[.C13]-[.E13]+3)" office:value-type="float" office:value="84.865" calcext:value-type="float">
            <text:p>84.87</text:p>
          </table:table-cell>
          <table:table-cell table:formula="of:=IF([.J13]&gt;[$Fix.$D$6];[$Fix.$D$6];IF([.J13]&lt;-[$Fix.$D$6];-[$Fix.$D$6];[.J13]))" office:value-type="float" office:value="15" calcext:value-type="float">
            <text:p>15</text:p>
          </table:table-cell>
          <table:table-cell table:formula="of:=ROUND(IF([.D13]&gt;[.F13];1-(1/[$Fix.$D$6])*[.K13];IF([.D13]&lt;[.F13];1+(1/[$Fix.$D$6])*[.K13];(1/[$Fix.$D$6])*[.K13]));2)" office:value-type="float" office:value="1" calcext:value-type="float">
            <text:p>1,0000</text:p>
          </table:table-cell>
          <table:table-cell table:formula="of:=IF(ABS([.D13]-[.F13])&gt;[.O13];[.L13]*1.5;[.L13])" office:value-type="float" office:value="1" calcext:value-type="float">
            <text:p>1</text:p>
          </table:table-cell>
          <table:table-cell table:formula="of:=IF([.I13]=&quot;x&quot;;[.M13]*[.P13];[.M13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3]&gt;[.F13];[.C13]+[.N13];[.C13]-[.N13])" office:value-type="float" office:value="78.865" calcext:value-type="float">
            <text:p>78.87</text:p>
          </table:table-cell>
          <table:table-cell table:formula="of:=IF([.E13]=&quot;&quot;;&quot;&quot;;[.Q13])">
            <text:p/>
          </table:table-cell>
          <table:table-cell/>
          <table:table-cell table:formula="of:=IF([.D13]=&quot;&quot;;[.C13];(IF([.E13]&lt;&gt;&quot;&quot;;[.R13];[.S13])))" office:value-type="float" office:value="81.865" calcext:value-type="float">
            <text:p>81.87</text:p>
          </table:table-cell>
          <table:table-cell table:formula="of:=[.T13]-[.C13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KE</text:p>
          </table:table-cell>
          <table:table-cell office:value-type="float" office:value="86.04" calcext:value-type="float">
            <text:p>86.04</text:p>
          </table:table-cell>
          <table:table-cell table:number-columns-repeated="3"/>
          <table:table-cell table:formula="of:=IF([.D14]&lt;=[.F14];[.E14]+[.N14];[.E14]-[.N14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4]=&quot;x&quot;;[.C14]-[.E14];[.C14]-[.E14]+3)" office:value-type="float" office:value="89.04" calcext:value-type="float">
            <text:p>89.04</text:p>
          </table:table-cell>
          <table:table-cell table:formula="of:=IF([.J14]&gt;[$Fix.$D$6];[$Fix.$D$6];IF([.J14]&lt;-[$Fix.$D$6];-[$Fix.$D$6];[.J14]))" office:value-type="float" office:value="15" calcext:value-type="float">
            <text:p>15</text:p>
          </table:table-cell>
          <table:table-cell table:formula="of:=ROUND(IF([.D14]&gt;[.F14];1-(1/[$Fix.$D$6])*[.K14];IF([.D14]&lt;[.F14];1+(1/[$Fix.$D$6])*[.K14];(1/[$Fix.$D$6])*[.K14]));2)" office:value-type="float" office:value="1" calcext:value-type="float">
            <text:p>1,0000</text:p>
          </table:table-cell>
          <table:table-cell table:formula="of:=IF(ABS([.D14]-[.F14])&gt;[.O14];[.L14]*1.5;[.L14])" office:value-type="float" office:value="1" calcext:value-type="float">
            <text:p>1</text:p>
          </table:table-cell>
          <table:table-cell table:formula="of:=IF([.I14]=&quot;x&quot;;[.M14]*[.P14];[.M14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4]&gt;[.F14];[.C14]+[.N14];[.C14]-[.N14])" office:value-type="float" office:value="83.04" calcext:value-type="float">
            <text:p>83.04</text:p>
          </table:table-cell>
          <table:table-cell table:formula="of:=IF([.E14]=&quot;&quot;;&quot;&quot;;[.Q14])">
            <text:p/>
          </table:table-cell>
          <table:table-cell/>
          <table:table-cell table:formula="of:=IF([.D14]=&quot;&quot;;[.C14];(IF([.E14]&lt;&gt;&quot;&quot;;[.R14];[.S14])))" office:value-type="float" office:value="86.04" calcext:value-type="float">
            <text:p>86.04</text:p>
          </table:table-cell>
          <table:table-cell table:formula="of:=[.T14]-[.C1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KK</text:p>
          </table:table-cell>
          <table:table-cell office:value-type="float" office:value="61.085" calcext:value-type="float">
            <text:p>61.09</text:p>
          </table:table-cell>
          <table:table-cell table:number-columns-repeated="3"/>
          <table:table-cell table:formula="of:=IF([.D15]&lt;=[.F15];[.E15]+[.N15];[.E15]-[.N15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5]=&quot;x&quot;;[.C15]-[.E15];[.C15]-[.E15]+3)" office:value-type="float" office:value="64.085" calcext:value-type="float">
            <text:p>64.09</text:p>
          </table:table-cell>
          <table:table-cell table:formula="of:=IF([.J15]&gt;[$Fix.$D$6];[$Fix.$D$6];IF([.J15]&lt;-[$Fix.$D$6];-[$Fix.$D$6];[.J15]))" office:value-type="float" office:value="15" calcext:value-type="float">
            <text:p>15</text:p>
          </table:table-cell>
          <table:table-cell table:formula="of:=ROUND(IF([.D15]&gt;[.F15];1-(1/[$Fix.$D$6])*[.K15];IF([.D15]&lt;[.F15];1+(1/[$Fix.$D$6])*[.K15];(1/[$Fix.$D$6])*[.K15]));2)" office:value-type="float" office:value="1" calcext:value-type="float">
            <text:p>1,0000</text:p>
          </table:table-cell>
          <table:table-cell table:formula="of:=IF(ABS([.D15]-[.F15])&gt;[.O15];[.L15]*1.5;[.L15])" office:value-type="float" office:value="1" calcext:value-type="float">
            <text:p>1</text:p>
          </table:table-cell>
          <table:table-cell table:formula="of:=IF([.I15]=&quot;x&quot;;[.M15]*[.P15];[.M15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5]&gt;[.F15];[.C15]+[.N15];[.C15]-[.N15])" office:value-type="float" office:value="58.085" calcext:value-type="float">
            <text:p>58.09</text:p>
          </table:table-cell>
          <table:table-cell table:formula="of:=IF([.E15]=&quot;&quot;;&quot;&quot;;[.Q15])">
            <text:p/>
          </table:table-cell>
          <table:table-cell/>
          <table:table-cell table:formula="of:=IF([.D15]=&quot;&quot;;[.C15];(IF([.E15]&lt;&gt;&quot;&quot;;[.R15];[.S15])))" office:value-type="float" office:value="61.085" calcext:value-type="float">
            <text:p>61.09</text:p>
          </table:table-cell>
          <table:table-cell table:formula="of:=[.T15]-[.C1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KY</text:p>
          </table:table-cell>
          <table:table-cell office:value-type="float" office:value="86.99" calcext:value-type="float">
            <text:p>86.99</text:p>
          </table:table-cell>
          <table:table-cell table:number-columns-repeated="3"/>
          <table:table-cell table:formula="of:=IF([.D16]&lt;=[.F16];[.E16]+[.N16];[.E16]-[.N16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6]=&quot;x&quot;;[.C16]-[.E16];[.C16]-[.E16]+3)" office:value-type="float" office:value="89.99" calcext:value-type="float">
            <text:p>89.99</text:p>
          </table:table-cell>
          <table:table-cell table:formula="of:=IF([.J16]&gt;[$Fix.$D$6];[$Fix.$D$6];IF([.J16]&lt;-[$Fix.$D$6];-[$Fix.$D$6];[.J16]))" office:value-type="float" office:value="15" calcext:value-type="float">
            <text:p>15</text:p>
          </table:table-cell>
          <table:table-cell table:formula="of:=ROUND(IF([.D16]&gt;[.F16];1-(1/[$Fix.$D$6])*[.K16];IF([.D16]&lt;[.F16];1+(1/[$Fix.$D$6])*[.K16];(1/[$Fix.$D$6])*[.K16]));2)" office:value-type="float" office:value="1" calcext:value-type="float">
            <text:p>1,0000</text:p>
          </table:table-cell>
          <table:table-cell table:formula="of:=IF(ABS([.D16]-[.F16])&gt;[.O16];[.L16]*1.5;[.L16])" office:value-type="float" office:value="1" calcext:value-type="float">
            <text:p>1</text:p>
          </table:table-cell>
          <table:table-cell table:formula="of:=IF([.I16]=&quot;x&quot;;[.M16]*[.P16];[.M16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6]&gt;[.F16];[.C16]+[.N16];[.C16]-[.N16])" office:value-type="float" office:value="83.99" calcext:value-type="float">
            <text:p>83.99</text:p>
          </table:table-cell>
          <table:table-cell table:formula="of:=IF([.E16]=&quot;&quot;;&quot;&quot;;[.Q16])">
            <text:p/>
          </table:table-cell>
          <table:table-cell/>
          <table:table-cell table:formula="of:=IF([.D16]=&quot;&quot;;[.C16];(IF([.E16]&lt;&gt;&quot;&quot;;[.R16];[.S16])))" office:value-type="float" office:value="86.99" calcext:value-type="float">
            <text:p>86.99</text:p>
          </table:table-cell>
          <table:table-cell table:formula="of:=[.T16]-[.C16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LD</text:p>
          </table:table-cell>
          <table:table-cell office:value-type="float" office:value="73.65" calcext:value-type="float">
            <text:p>73.65</text:p>
          </table:table-cell>
          <table:table-cell office:value-type="float" office:value="16" calcext:value-type="float">
            <text:p>16</text:p>
          </table:table-cell>
          <table:table-cell table:formula="of:=[.C34]" office:value-type="float" office:value="75.405" calcext:value-type="float">
            <text:p>75.41</text:p>
          </table:table-cell>
          <table:table-cell table:formula="of:=[.D34]" office:value-type="float" office:value="17" calcext:value-type="float">
            <text:p>17</text:p>
          </table:table-cell>
          <table:table-cell table:formula="of:=IF([.D17]&lt;=[.F17];[.E17]+[.N17];[.E17]-[.N17])" office:value-type="float" office:value="78.645" calcext:value-type="float">
            <text:p>78.65</text:p>
          </table:table-cell>
          <table:table-cell/>
          <table:table-cell office:value-type="string" calcext:value-type="string">
            <text:p>x</text:p>
          </table:table-cell>
          <table:table-cell table:formula="of:=IF([.H17]=&quot;x&quot;;[.C17]-[.E17];[.C17]-[.E17]+3)" office:value-type="float" office:value="1.245" calcext:value-type="float">
            <text:p>1.25</text:p>
          </table:table-cell>
          <table:table-cell table:formula="of:=IF([.J17]&gt;[$Fix.$D$6];[$Fix.$D$6];IF([.J17]&lt;-[$Fix.$D$6];-[$Fix.$D$6];[.J17]))" office:value-type="float" office:value="1.245" calcext:value-type="float">
            <text:p>1.25</text:p>
          </table:table-cell>
          <table:table-cell table:formula="of:=ROUND(IF([.D17]&gt;[.F17];1-(1/[$Fix.$D$6])*[.K17];IF([.D17]&lt;[.F17];1+(1/[$Fix.$D$6])*[.K17];(1/[$Fix.$D$6])*[.K17]));2)" office:value-type="float" office:value="1.08" calcext:value-type="float">
            <text:p>1,0800</text:p>
          </table:table-cell>
          <table:table-cell table:formula="of:=IF(ABS([.D17]-[.F17])&gt;[.O17];[.L17]*1.5;[.L17])" office:value-type="float" office:value="1.08" calcext:value-type="float">
            <text:p>1.08</text:p>
          </table:table-cell>
          <table:table-cell table:formula="of:=IF([.I17]=&quot;x&quot;;[.M17]*[.P17];[.M17])" office:value-type="float" office:value="3.24" calcext:value-type="float">
            <text:p>3.24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7]&gt;[.F17];[.C17]+[.N17];[.C17]-[.N17])" office:value-type="float" office:value="70.41" calcext:value-type="float">
            <text:p>70.41</text:p>
          </table:table-cell>
          <table:table-cell table:formula="of:=IF([.E17]=&quot;&quot;;&quot;&quot;;[.Q17])" office:value-type="float" office:value="70.41" calcext:value-type="float">
            <text:p>70.41</text:p>
          </table:table-cell>
          <table:table-cell/>
          <table:table-cell table:formula="of:=IF([.D17]=&quot;&quot;;[.C17];(IF([.E17]&lt;&gt;&quot;&quot;;[.R17];[.S17])))" office:value-type="float" office:value="70.41" calcext:value-type="float">
            <text:p>70.41</text:p>
          </table:table-cell>
          <table:table-cell table:formula="of:=[.T17]-[.C17]" office:value-type="float" office:value="-3.23999999999999" calcext:value-type="float">
            <text:p>-3.24</text:p>
          </table:table-cell>
        </table:table-row>
        <table:table-row table:style-name="ro3">
          <table:table-cell/>
          <table:table-cell office:value-type="string" calcext:value-type="string">
            <text:p>LH</text:p>
          </table:table-cell>
          <table:table-cell office:value-type="float" office:value="86.29" calcext:value-type="float">
            <text:p>86.29</text:p>
          </table:table-cell>
          <table:table-cell table:number-columns-repeated="3"/>
          <table:table-cell table:formula="of:=IF([.D18]&lt;=[.F18];[.E18]+[.N18];[.E18]-[.N18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8]=&quot;x&quot;;[.C18]-[.E18];[.C18]-[.E18]+3)" office:value-type="float" office:value="89.29" calcext:value-type="float">
            <text:p>89.29</text:p>
          </table:table-cell>
          <table:table-cell table:formula="of:=IF([.J18]&gt;[$Fix.$D$6];[$Fix.$D$6];IF([.J18]&lt;-[$Fix.$D$6];-[$Fix.$D$6];[.J18]))" office:value-type="float" office:value="15" calcext:value-type="float">
            <text:p>15</text:p>
          </table:table-cell>
          <table:table-cell table:formula="of:=ROUND(IF([.D18]&gt;[.F18];1-(1/[$Fix.$D$6])*[.K18];IF([.D18]&lt;[.F18];1+(1/[$Fix.$D$6])*[.K18];(1/[$Fix.$D$6])*[.K18]));2)" office:value-type="float" office:value="1" calcext:value-type="float">
            <text:p>1,0000</text:p>
          </table:table-cell>
          <table:table-cell table:formula="of:=IF(ABS([.D18]-[.F18])&gt;[.O18];[.L18]*1.5;[.L18])" office:value-type="float" office:value="1" calcext:value-type="float">
            <text:p>1</text:p>
          </table:table-cell>
          <table:table-cell table:formula="of:=IF([.I18]=&quot;x&quot;;[.M18]*[.P18];[.M18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8]&gt;[.F18];[.C18]+[.N18];[.C18]-[.N18])" office:value-type="float" office:value="83.29" calcext:value-type="float">
            <text:p>83.29</text:p>
          </table:table-cell>
          <table:table-cell table:formula="of:=IF([.E18]=&quot;&quot;;&quot;&quot;;[.Q18])">
            <text:p/>
          </table:table-cell>
          <table:table-cell/>
          <table:table-cell table:formula="of:=IF([.D18]=&quot;&quot;;[.C18];(IF([.E18]&lt;&gt;&quot;&quot;;[.R18];[.S18])))" office:value-type="float" office:value="86.29" calcext:value-type="float">
            <text:p>86.29</text:p>
          </table:table-cell>
          <table:table-cell table:formula="of:=[.T18]-[.C18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LK</text:p>
          </table:table-cell>
          <table:table-cell office:value-type="float" office:value="69.45" calcext:value-type="float">
            <text:p>69.45</text:p>
          </table:table-cell>
          <table:table-cell table:number-columns-repeated="3"/>
          <table:table-cell table:formula="of:=IF([.D19]&lt;=[.F19];[.E19]+[.N19];[.E19]-[.N19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9]=&quot;x&quot;;[.C19]-[.E19];[.C19]-[.E19]+3)" office:value-type="float" office:value="72.45" calcext:value-type="float">
            <text:p>72.45</text:p>
          </table:table-cell>
          <table:table-cell table:formula="of:=IF([.J19]&gt;[$Fix.$D$6];[$Fix.$D$6];IF([.J19]&lt;-[$Fix.$D$6];-[$Fix.$D$6];[.J19]))" office:value-type="float" office:value="15" calcext:value-type="float">
            <text:p>15</text:p>
          </table:table-cell>
          <table:table-cell table:formula="of:=ROUND(IF([.D19]&gt;[.F19];1-(1/[$Fix.$D$6])*[.K19];IF([.D19]&lt;[.F19];1+(1/[$Fix.$D$6])*[.K19];(1/[$Fix.$D$6])*[.K19]));2)" office:value-type="float" office:value="1" calcext:value-type="float">
            <text:p>1,0000</text:p>
          </table:table-cell>
          <table:table-cell table:formula="of:=IF(ABS([.D19]-[.F19])&gt;[.O19];[.L19]*1.5;[.L19])" office:value-type="float" office:value="1" calcext:value-type="float">
            <text:p>1</text:p>
          </table:table-cell>
          <table:table-cell table:formula="of:=IF([.I19]=&quot;x&quot;;[.M19]*[.P19];[.M19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9]&gt;[.F19];[.C19]+[.N19];[.C19]-[.N19])" office:value-type="float" office:value="66.45" calcext:value-type="float">
            <text:p>66.45</text:p>
          </table:table-cell>
          <table:table-cell table:formula="of:=IF([.E19]=&quot;&quot;;&quot;&quot;;[.Q19])">
            <text:p/>
          </table:table-cell>
          <table:table-cell/>
          <table:table-cell table:formula="of:=IF([.D19]=&quot;&quot;;[.C19];(IF([.E19]&lt;&gt;&quot;&quot;;[.R19];[.S19])))" office:value-type="float" office:value="69.45" calcext:value-type="float">
            <text:p>69.45</text:p>
          </table:table-cell>
          <table:table-cell table:formula="of:=[.T19]-[.C19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LM</text:p>
          </table:table-cell>
          <table:table-cell office:value-type="float" office:value="82.88" calcext:value-type="float">
            <text:p>82.88</text:p>
          </table:table-cell>
          <table:table-cell table:number-columns-repeated="3"/>
          <table:table-cell table:formula="of:=IF([.D20]&lt;=[.F20];[.E20]+[.N20];[.E20]-[.N20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0]=&quot;x&quot;;[.C20]-[.E20];[.C20]-[.E20]+3)" office:value-type="float" office:value="85.88" calcext:value-type="float">
            <text:p>85.88</text:p>
          </table:table-cell>
          <table:table-cell table:formula="of:=IF([.J20]&gt;[$Fix.$D$6];[$Fix.$D$6];IF([.J20]&lt;-[$Fix.$D$6];-[$Fix.$D$6];[.J20]))" office:value-type="float" office:value="15" calcext:value-type="float">
            <text:p>15</text:p>
          </table:table-cell>
          <table:table-cell table:formula="of:=ROUND(IF([.D20]&gt;[.F20];1-(1/[$Fix.$D$6])*[.K20];IF([.D20]&lt;[.F20];1+(1/[$Fix.$D$6])*[.K20];(1/[$Fix.$D$6])*[.K20]));2)" office:value-type="float" office:value="1" calcext:value-type="float">
            <text:p>1,0000</text:p>
          </table:table-cell>
          <table:table-cell table:formula="of:=IF(ABS([.D20]-[.F20])&gt;[.O20];[.L20]*1.5;[.L20])" office:value-type="float" office:value="1" calcext:value-type="float">
            <text:p>1</text:p>
          </table:table-cell>
          <table:table-cell table:formula="of:=IF([.I20]=&quot;x&quot;;[.M20]*[.P20];[.M20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0]&gt;[.F20];[.C20]+[.N20];[.C20]-[.N20])" office:value-type="float" office:value="79.88" calcext:value-type="float">
            <text:p>79.88</text:p>
          </table:table-cell>
          <table:table-cell table:formula="of:=IF([.E20]=&quot;&quot;;&quot;&quot;;[.Q20])">
            <text:p/>
          </table:table-cell>
          <table:table-cell/>
          <table:table-cell table:formula="of:=IF([.D20]=&quot;&quot;;[.C20];(IF([.E20]&lt;&gt;&quot;&quot;;[.R20];[.S20])))" office:value-type="float" office:value="82.88" calcext:value-type="float">
            <text:p>82.88</text:p>
          </table:table-cell>
          <table:table-cell table:formula="of:=[.T20]-[.C20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London</text:p>
          </table:table-cell>
          <table:table-cell office:value-type="float" office:value="61.5" calcext:value-type="float">
            <text:p>61.5</text:p>
          </table:table-cell>
          <table:table-cell table:number-columns-repeated="3"/>
          <table:table-cell table:formula="of:=IF([.D21]&lt;=[.F21];[.E21]+[.N21];[.E21]-[.N21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1]=&quot;x&quot;;[.C21]-[.E21];[.C21]-[.E21]+3)" office:value-type="float" office:value="64.5" calcext:value-type="float">
            <text:p>64.5</text:p>
          </table:table-cell>
          <table:table-cell table:formula="of:=IF([.J21]&gt;[$Fix.$D$6];[$Fix.$D$6];IF([.J21]&lt;-[$Fix.$D$6];-[$Fix.$D$6];[.J21]))" office:value-type="float" office:value="15" calcext:value-type="float">
            <text:p>15</text:p>
          </table:table-cell>
          <table:table-cell table:formula="of:=ROUND(IF([.D21]&gt;[.F21];1-(1/[$Fix.$D$6])*[.K21];IF([.D21]&lt;[.F21];1+(1/[$Fix.$D$6])*[.K21];(1/[$Fix.$D$6])*[.K21]));2)" office:value-type="float" office:value="1" calcext:value-type="float">
            <text:p>1,0000</text:p>
          </table:table-cell>
          <table:table-cell table:formula="of:=IF(ABS([.D21]-[.F21])&gt;[.O21];[.L21]*1.5;[.L21])" office:value-type="float" office:value="1" calcext:value-type="float">
            <text:p>1</text:p>
          </table:table-cell>
          <table:table-cell table:formula="of:=IF([.I21]=&quot;x&quot;;[.M21]*[.P21];[.M21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1]&gt;[.F21];[.C21]+[.N21];[.C21]-[.N21])" office:value-type="float" office:value="58.5" calcext:value-type="float">
            <text:p>58.5</text:p>
          </table:table-cell>
          <table:table-cell table:formula="of:=IF([.E21]=&quot;&quot;;&quot;&quot;;[.Q21])">
            <text:p/>
          </table:table-cell>
          <table:table-cell/>
          <table:table-cell table:formula="of:=IF([.D21]=&quot;&quot;;[.C21];(IF([.E21]&lt;&gt;&quot;&quot;;[.R21];[.S21])))" office:value-type="float" office:value="61.5" calcext:value-type="float">
            <text:p>61.5</text:p>
          </table:table-cell>
          <table:table-cell table:formula="of:=[.T21]-[.C21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LS</text:p>
          </table:table-cell>
          <table:table-cell office:value-type="float" office:value="82.015" calcext:value-type="float">
            <text:p>82.02</text:p>
          </table:table-cell>
          <table:table-cell table:number-columns-repeated="3"/>
          <table:table-cell table:formula="of:=IF([.D22]&lt;=[.F22];[.E22]+[.N22];[.E22]-[.N22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2]=&quot;x&quot;;[.C22]-[.E22];[.C22]-[.E22]+3)" office:value-type="float" office:value="85.015" calcext:value-type="float">
            <text:p>85.02</text:p>
          </table:table-cell>
          <table:table-cell table:formula="of:=IF([.J22]&gt;[$Fix.$D$6];[$Fix.$D$6];IF([.J22]&lt;-[$Fix.$D$6];-[$Fix.$D$6];[.J22]))" office:value-type="float" office:value="15" calcext:value-type="float">
            <text:p>15</text:p>
          </table:table-cell>
          <table:table-cell table:formula="of:=ROUND(IF([.D22]&gt;[.F22];1-(1/[$Fix.$D$6])*[.K22];IF([.D22]&lt;[.F22];1+(1/[$Fix.$D$6])*[.K22];(1/[$Fix.$D$6])*[.K22]));2)" office:value-type="float" office:value="1" calcext:value-type="float">
            <text:p>1,0000</text:p>
          </table:table-cell>
          <table:table-cell table:formula="of:=IF(ABS([.D22]-[.F22])&gt;[.O22];[.L22]*1.5;[.L22])" office:value-type="float" office:value="1" calcext:value-type="float">
            <text:p>1</text:p>
          </table:table-cell>
          <table:table-cell table:formula="of:=IF([.I22]=&quot;x&quot;;[.M22]*[.P22];[.M22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2]&gt;[.F22];[.C22]+[.N22];[.C22]-[.N22])" office:value-type="float" office:value="79.015" calcext:value-type="float">
            <text:p>79.02</text:p>
          </table:table-cell>
          <table:table-cell table:formula="of:=IF([.E22]=&quot;&quot;;&quot;&quot;;[.Q22])">
            <text:p/>
          </table:table-cell>
          <table:table-cell/>
          <table:table-cell table:formula="of:=IF([.D22]=&quot;&quot;;[.C22];(IF([.E22]&lt;&gt;&quot;&quot;;[.R22];[.S22])))" office:value-type="float" office:value="82.015" calcext:value-type="float">
            <text:p>82.02</text:p>
          </table:table-cell>
          <table:table-cell table:formula="of:=[.T22]-[.C22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MH</text:p>
          </table:table-cell>
          <table:table-cell office:value-type="float" office:value="85.55" calcext:value-type="float">
            <text:p>85.55</text:p>
          </table:table-cell>
          <table:table-cell table:number-columns-repeated="3"/>
          <table:table-cell table:formula="of:=IF([.D23]&lt;=[.F23];[.E23]+[.N23];[.E23]-[.N23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3]=&quot;x&quot;;[.C23]-[.E23];[.C23]-[.E23]+3)" office:value-type="float" office:value="88.55" calcext:value-type="float">
            <text:p>88.55</text:p>
          </table:table-cell>
          <table:table-cell table:formula="of:=IF([.J23]&gt;[$Fix.$D$6];[$Fix.$D$6];IF([.J23]&lt;-[$Fix.$D$6];-[$Fix.$D$6];[.J23]))" office:value-type="float" office:value="15" calcext:value-type="float">
            <text:p>15</text:p>
          </table:table-cell>
          <table:table-cell table:formula="of:=ROUND(IF([.D23]&gt;[.F23];1-(1/[$Fix.$D$6])*[.K23];IF([.D23]&lt;[.F23];1+(1/[$Fix.$D$6])*[.K23];(1/[$Fix.$D$6])*[.K23]));2)" office:value-type="float" office:value="1" calcext:value-type="float">
            <text:p>1,0000</text:p>
          </table:table-cell>
          <table:table-cell table:formula="of:=IF(ABS([.D23]-[.F23])&gt;[.O23];[.L23]*1.5;[.L23])" office:value-type="float" office:value="1" calcext:value-type="float">
            <text:p>1</text:p>
          </table:table-cell>
          <table:table-cell table:formula="of:=IF([.I23]=&quot;x&quot;;[.M23]*[.P23];[.M23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3]&gt;[.F23];[.C23]+[.N23];[.C23]-[.N23])" office:value-type="float" office:value="82.55" calcext:value-type="float">
            <text:p>82.55</text:p>
          </table:table-cell>
          <table:table-cell table:formula="of:=IF([.E23]=&quot;&quot;;&quot;&quot;;[.Q23])">
            <text:p/>
          </table:table-cell>
          <table:table-cell table:style-name="ce12"/>
          <table:table-cell table:formula="of:=IF([.D23]=&quot;&quot;;[.C23];(IF([.E23]&lt;&gt;&quot;&quot;;[.R23];[.S23])))" office:value-type="float" office:value="85.55" calcext:value-type="float">
            <text:p>85.55</text:p>
          </table:table-cell>
          <table:table-cell table:formula="of:=[.T23]-[.C23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Monaghan</text:p>
          </table:table-cell>
          <table:table-cell office:value-type="float" office:value="87.34" calcext:value-type="float">
            <text:p>87.34</text:p>
          </table:table-cell>
          <table:table-cell table:number-columns-repeated="3"/>
          <table:table-cell table:formula="of:=IF([.D24]&lt;=[.F24];[.E24]+[.N24];[.E24]-[.N24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4]=&quot;x&quot;;[.C24]-[.E24];[.C24]-[.E24]+3)" office:value-type="float" office:value="90.34" calcext:value-type="float">
            <text:p>90.34</text:p>
          </table:table-cell>
          <table:table-cell table:formula="of:=IF([.J24]&gt;[$Fix.$D$6];[$Fix.$D$6];IF([.J24]&lt;-[$Fix.$D$6];-[$Fix.$D$6];[.J24]))" office:value-type="float" office:value="15" calcext:value-type="float">
            <text:p>15</text:p>
          </table:table-cell>
          <table:table-cell table:formula="of:=ROUND(IF([.D24]&gt;[.F24];1-(1/[$Fix.$D$6])*[.K24];IF([.D24]&lt;[.F24];1+(1/[$Fix.$D$6])*[.K24];(1/[$Fix.$D$6])*[.K24]));2)" office:value-type="float" office:value="1" calcext:value-type="float">
            <text:p>1,0000</text:p>
          </table:table-cell>
          <table:table-cell table:formula="of:=IF(ABS([.D24]-[.F24])&gt;[.O24];[.L24]*1.5;[.L24])" office:value-type="float" office:value="1" calcext:value-type="float">
            <text:p>1</text:p>
          </table:table-cell>
          <table:table-cell table:formula="of:=IF([.I24]=&quot;x&quot;;[.M24]*[.P24];[.M24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4]&gt;[.F24];[.C24]+[.N24];[.C24]-[.N24])" office:value-type="float" office:value="84.34" calcext:value-type="float">
            <text:p>84.34</text:p>
          </table:table-cell>
          <table:table-cell table:formula="of:=IF([.E24]=&quot;&quot;;&quot;&quot;;[.Q24])">
            <text:p/>
          </table:table-cell>
          <table:table-cell/>
          <table:table-cell table:formula="of:=IF([.D24]=&quot;&quot;;[.C24];(IF([.E24]&lt;&gt;&quot;&quot;;[.R24];[.S24])))" office:value-type="float" office:value="87.34" calcext:value-type="float">
            <text:p>87.34</text:p>
          </table:table-cell>
          <table:table-cell table:formula="of:=[.T24]-[.C2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MO</text:p>
          </table:table-cell>
          <table:table-cell office:value-type="float" office:value="85.745" calcext:value-type="float">
            <text:p>85.75</text:p>
          </table:table-cell>
          <table:table-cell table:number-columns-repeated="3"/>
          <table:table-cell table:formula="of:=IF([.D25]&lt;=[.F25];[.E25]+[.N25];[.E25]-[.N25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5]=&quot;x&quot;;[.C25]-[.E25];[.C25]-[.E25]+3)" office:value-type="float" office:value="88.745" calcext:value-type="float">
            <text:p>88.75</text:p>
          </table:table-cell>
          <table:table-cell table:formula="of:=IF([.J25]&gt;[$Fix.$D$6];[$Fix.$D$6];IF([.J25]&lt;-[$Fix.$D$6];-[$Fix.$D$6];[.J25]))" office:value-type="float" office:value="15" calcext:value-type="float">
            <text:p>15</text:p>
          </table:table-cell>
          <table:table-cell table:formula="of:=ROUND(IF([.D25]&gt;[.F25];1-(1/[$Fix.$D$6])*[.K25];IF([.D25]&lt;[.F25];1+(1/[$Fix.$D$6])*[.K25];(1/[$Fix.$D$6])*[.K25]));2)" office:value-type="float" office:value="1" calcext:value-type="float">
            <text:p>1,0000</text:p>
          </table:table-cell>
          <table:table-cell table:formula="of:=IF(ABS([.D25]-[.F25])&gt;[.O25];[.L25]*1.5;[.L25])" office:value-type="float" office:value="1" calcext:value-type="float">
            <text:p>1</text:p>
          </table:table-cell>
          <table:table-cell table:formula="of:=IF([.I25]=&quot;x&quot;;[.M25]*[.P25];[.M25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5]&gt;[.F25];[.C25]+[.N25];[.C25]-[.N25])" office:value-type="float" office:value="82.745" calcext:value-type="float">
            <text:p>82.75</text:p>
          </table:table-cell>
          <table:table-cell table:formula="of:=IF([.E25]=&quot;&quot;;&quot;&quot;;[.Q25])">
            <text:p/>
          </table:table-cell>
          <table:table-cell/>
          <table:table-cell table:formula="of:=IF([.D25]=&quot;&quot;;[.C25];(IF([.E25]&lt;&gt;&quot;&quot;;[.R25];[.S25])))" office:value-type="float" office:value="85.745" calcext:value-type="float">
            <text:p>85.75</text:p>
          </table:table-cell>
          <table:table-cell table:formula="of:=[.T25]-[.C2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N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IF([.D26]&lt;=[.F26];[.E26]+[.N26];[.E26]-[.N26])"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 table:formula="of:=IF([.H26]=&quot;x&quot;;[.C26]-[.E26];[.C26]-[.E26]+3)" office:value-type="float" office:value="3" calcext:value-type="float">
            <text:p>3</text:p>
          </table:table-cell>
          <table:table-cell table:formula="of:=IF([.J26]&gt;[$Fix.$D$6];[$Fix.$D$6];IF([.J26]&lt;-[$Fix.$D$6];-[$Fix.$D$6];[.J26]))" office:value-type="float" office:value="3" calcext:value-type="float">
            <text:p>3</text:p>
          </table:table-cell>
          <table:table-cell table:formula="of:=ROUND(IF([.D26]&gt;[.F26];1-(1/[$Fix.$D$6])*[.K26];IF([.D26]&lt;[.F26];1+(1/[$Fix.$D$6])*[.K26];(1/[$Fix.$D$6])*[.K26]));2)" office:value-type="float" office:value="0.2" calcext:value-type="float">
            <text:p>0,2000</text:p>
          </table:table-cell>
          <table:table-cell table:formula="of:=IF(ABS([.D26]-[.F26])&gt;[.O26];[.L26]*1.5;[.L26])" office:value-type="float" office:value="0.2" calcext:value-type="float">
            <text:p>0.2</text:p>
          </table:table-cell>
          <table:table-cell table:formula="of:=IF([.I26]=&quot;x&quot;;[.M26]*[.P26];[.M26])" office:value-type="float" office:value="0.6" calcext:value-type="float">
            <text:p>0.6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6]&gt;[.F26];[.C26]+[.N26];[.C26]-[.N26])" office:value-type="float" office:value="-0.6" calcext:value-type="float">
            <text:p>-0.6</text:p>
          </table:table-cell>
          <table:table-cell table:formula="of:=IF([.E26]=&quot;&quot;;&quot;&quot;;[.Q26])">
            <text:p/>
          </table:table-cell>
          <table:table-cell/>
          <table:table-cell table:formula="of:=IF([.D26]=&quot;&quot;;[.C26];(IF([.E26]&lt;&gt;&quot;&quot;;[.R26];[.S26])))" office:value-type="float" office:value="0" calcext:value-type="float">
            <text:p>0</text:p>
          </table:table-cell>
          <table:table-cell table:formula="of:=[.T26]-[.C26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OY</text:p>
          </table:table-cell>
          <table:table-cell office:value-type="float" office:value="72.945" calcext:value-type="float">
            <text:p>72.95</text:p>
          </table:table-cell>
          <table:table-cell table:number-columns-repeated="3"/>
          <table:table-cell table:formula="of:=IF([.D27]&lt;=[.F27];[.E27]+[.N27];[.E27]-[.N27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7]=&quot;x&quot;;[.C27]-[.E27];[.C27]-[.E27]+3)" office:value-type="float" office:value="75.945" calcext:value-type="float">
            <text:p>75.95</text:p>
          </table:table-cell>
          <table:table-cell table:formula="of:=IF([.J27]&gt;[$Fix.$D$6];[$Fix.$D$6];IF([.J27]&lt;-[$Fix.$D$6];-[$Fix.$D$6];[.J27]))" office:value-type="float" office:value="15" calcext:value-type="float">
            <text:p>15</text:p>
          </table:table-cell>
          <table:table-cell table:formula="of:=ROUND(IF([.D27]&gt;[.F27];1-(1/[$Fix.$D$6])*[.K27];IF([.D27]&lt;[.F27];1+(1/[$Fix.$D$6])*[.K27];(1/[$Fix.$D$6])*[.K27]));2)" office:value-type="float" office:value="1" calcext:value-type="float">
            <text:p>1,0000</text:p>
          </table:table-cell>
          <table:table-cell table:formula="of:=IF(ABS([.D27]-[.F27])&gt;[.O27];[.L27]*1.5;[.L27])" office:value-type="float" office:value="1" calcext:value-type="float">
            <text:p>1</text:p>
          </table:table-cell>
          <table:table-cell table:formula="of:=IF([.I27]=&quot;x&quot;;[.M27]*[.P27];[.M27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7]&gt;[.F27];[.C27]+[.N27];[.C27]-[.N27])" office:value-type="float" office:value="69.945" calcext:value-type="float">
            <text:p>69.95</text:p>
          </table:table-cell>
          <table:table-cell table:formula="of:=IF([.E27]=&quot;&quot;;&quot;&quot;;[.Q27])">
            <text:p/>
          </table:table-cell>
          <table:table-cell/>
          <table:table-cell table:formula="of:=IF([.D27]=&quot;&quot;;[.C27];(IF([.E27]&lt;&gt;&quot;&quot;;[.R27];[.S27])))" office:value-type="float" office:value="72.945" calcext:value-type="float">
            <text:p>72.95</text:p>
          </table:table-cell>
          <table:table-cell table:formula="of:=[.T27]-[.C27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RN</text:p>
          </table:table-cell>
          <table:table-cell office:value-type="float" office:value="82.09" calcext:value-type="float">
            <text:p>82.09</text:p>
          </table:table-cell>
          <table:table-cell table:number-columns-repeated="3"/>
          <table:table-cell table:formula="of:=IF([.D28]&lt;=[.F28];[.E28]+[.N28];[.E28]-[.N28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8]=&quot;x&quot;;[.C28]-[.E28];[.C28]-[.E28]+3)" office:value-type="float" office:value="85.09" calcext:value-type="float">
            <text:p>85.09</text:p>
          </table:table-cell>
          <table:table-cell table:formula="of:=IF([.J28]&gt;[$Fix.$D$6];[$Fix.$D$6];IF([.J28]&lt;-[$Fix.$D$6];-[$Fix.$D$6];[.J28]))" office:value-type="float" office:value="15" calcext:value-type="float">
            <text:p>15</text:p>
          </table:table-cell>
          <table:table-cell table:formula="of:=ROUND(IF([.D28]&gt;[.F28];1-(1/[$Fix.$D$6])*[.K28];IF([.D28]&lt;[.F28];1+(1/[$Fix.$D$6])*[.K28];(1/[$Fix.$D$6])*[.K28]));2)" office:value-type="float" office:value="1" calcext:value-type="float">
            <text:p>1,0000</text:p>
          </table:table-cell>
          <table:table-cell table:formula="of:=IF(ABS([.D28]-[.F28])&gt;[.O28];[.L28]*1.5;[.L28])" office:value-type="float" office:value="1" calcext:value-type="float">
            <text:p>1</text:p>
          </table:table-cell>
          <table:table-cell table:formula="of:=IF([.I28]=&quot;x&quot;;[.M28]*[.P28];[.M28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8]&gt;[.F28];[.C28]+[.N28];[.C28]-[.N28])" office:value-type="float" office:value="79.09" calcext:value-type="float">
            <text:p>79.09</text:p>
          </table:table-cell>
          <table:table-cell table:formula="of:=IF([.E28]=&quot;&quot;;&quot;&quot;;[.Q28])">
            <text:p/>
          </table:table-cell>
          <table:table-cell/>
          <table:table-cell table:formula="of:=IF([.D28]=&quot;&quot;;[.C28];(IF([.E28]&lt;&gt;&quot;&quot;;[.R28];[.S28])))" office:value-type="float" office:value="82.09" calcext:value-type="float">
            <text:p>82.09</text:p>
          </table:table-cell>
          <table:table-cell table:formula="of:=[.T28]-[.C28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SO</text:p>
          </table:table-cell>
          <table:table-cell office:value-type="float" office:value="69.99" calcext:value-type="float">
            <text:p>69.99</text:p>
          </table:table-cell>
          <table:table-cell table:number-columns-repeated="3"/>
          <table:table-cell table:formula="of:=IF([.D29]&lt;=[.F29];[.E29]+[.N29];[.E29]-[.N29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9]=&quot;x&quot;;[.C29]-[.E29];[.C29]-[.E29]+3)" office:value-type="float" office:value="72.99" calcext:value-type="float">
            <text:p>72.99</text:p>
          </table:table-cell>
          <table:table-cell table:formula="of:=IF([.J29]&gt;[$Fix.$D$6];[$Fix.$D$6];IF([.J29]&lt;-[$Fix.$D$6];-[$Fix.$D$6];[.J29]))" office:value-type="float" office:value="15" calcext:value-type="float">
            <text:p>15</text:p>
          </table:table-cell>
          <table:table-cell table:formula="of:=ROUND(IF([.D29]&gt;[.F29];1-(1/[$Fix.$D$6])*[.K29];IF([.D29]&lt;[.F29];1+(1/[$Fix.$D$6])*[.K29];(1/[$Fix.$D$6])*[.K29]));2)" office:value-type="float" office:value="1" calcext:value-type="float">
            <text:p>1,0000</text:p>
          </table:table-cell>
          <table:table-cell table:formula="of:=IF(ABS([.D29]-[.F29])&gt;[.O29];[.L29]*1.5;[.L29])" office:value-type="float" office:value="1" calcext:value-type="float">
            <text:p>1</text:p>
          </table:table-cell>
          <table:table-cell table:formula="of:=IF([.I29]=&quot;x&quot;;[.M29]*[.P29];[.M29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9]&gt;[.F29];[.C29]+[.N29];[.C29]-[.N29])" office:value-type="float" office:value="66.99" calcext:value-type="float">
            <text:p>66.99</text:p>
          </table:table-cell>
          <table:table-cell table:formula="of:=IF([.E29]=&quot;&quot;;&quot;&quot;;[.Q29])">
            <text:p/>
          </table:table-cell>
          <table:table-cell/>
          <table:table-cell table:formula="of:=IF([.D29]=&quot;&quot;;[.C29];(IF([.E29]&lt;&gt;&quot;&quot;;[.R29];[.S29])))" office:value-type="float" office:value="69.99" calcext:value-type="float">
            <text:p>69.99</text:p>
          </table:table-cell>
          <table:table-cell table:formula="of:=[.T29]-[.C29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TP</text:p>
          </table:table-cell>
          <table:table-cell office:value-type="float" office:value="74.875" calcext:value-type="float">
            <text:p>74.88</text:p>
          </table:table-cell>
          <table:table-cell table:number-columns-repeated="3"/>
          <table:table-cell table:formula="of:=IF([.D30]&lt;=[.F30];[.E30]+[.N30];[.E30]-[.N30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30]=&quot;x&quot;;[.C30]-[.E30];[.C30]-[.E30]+3)" office:value-type="float" office:value="77.875" calcext:value-type="float">
            <text:p>77.88</text:p>
          </table:table-cell>
          <table:table-cell table:formula="of:=IF([.J30]&gt;[$Fix.$D$6];[$Fix.$D$6];IF([.J30]&lt;-[$Fix.$D$6];-[$Fix.$D$6];[.J30]))" office:value-type="float" office:value="15" calcext:value-type="float">
            <text:p>15</text:p>
          </table:table-cell>
          <table:table-cell table:formula="of:=ROUND(IF([.D30]&gt;[.F30];1-(1/[$Fix.$D$6])*[.K30];IF([.D30]&lt;[.F30];1+(1/[$Fix.$D$6])*[.K30];(1/[$Fix.$D$6])*[.K30]));2)" office:value-type="float" office:value="1" calcext:value-type="float">
            <text:p>1,0000</text:p>
          </table:table-cell>
          <table:table-cell table:formula="of:=IF(ABS([.D30]-[.F30])&gt;[.O30];[.L30]*1.5;[.L30])" office:value-type="float" office:value="1" calcext:value-type="float">
            <text:p>1</text:p>
          </table:table-cell>
          <table:table-cell table:formula="of:=IF([.I30]=&quot;x&quot;;[.M30]*[.P30];[.M30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30]&gt;[.F30];[.C30]+[.N30];[.C30]-[.N30])" office:value-type="float" office:value="71.875" calcext:value-type="float">
            <text:p>71.88</text:p>
          </table:table-cell>
          <table:table-cell table:formula="of:=IF([.E30]=&quot;&quot;;&quot;&quot;;[.Q30])">
            <text:p/>
          </table:table-cell>
          <table:table-cell/>
          <table:table-cell table:formula="of:=IF([.D30]=&quot;&quot;;[.C30];(IF([.E30]&lt;&gt;&quot;&quot;;[.R30];[.S30])))" office:value-type="float" office:value="74.875" calcext:value-type="float">
            <text:p>74.88</text:p>
          </table:table-cell>
          <table:table-cell table:formula="of:=[.T30]-[.C30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TY</text:p>
          </table:table-cell>
          <table:table-cell office:value-type="float" office:value="91.985" calcext:value-type="float">
            <text:p>91.99</text:p>
          </table:table-cell>
          <table:table-cell table:number-columns-repeated="3"/>
          <table:table-cell table:formula="of:=IF([.D31]&lt;=[.F31];[.E31]+[.N31];[.E31]-[.N31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31]=&quot;x&quot;;[.C31]-[.E31];[.C31]-[.E31]+3)" office:value-type="float" office:value="94.985" calcext:value-type="float">
            <text:p>94.99</text:p>
          </table:table-cell>
          <table:table-cell table:formula="of:=IF([.J31]&gt;[$Fix.$D$6];[$Fix.$D$6];IF([.J31]&lt;-[$Fix.$D$6];-[$Fix.$D$6];[.J31]))" office:value-type="float" office:value="15" calcext:value-type="float">
            <text:p>15</text:p>
          </table:table-cell>
          <table:table-cell table:formula="of:=ROUND(IF([.D31]&gt;[.F31];1-(1/[$Fix.$D$6])*[.K31];IF([.D31]&lt;[.F31];1+(1/[$Fix.$D$6])*[.K31];(1/[$Fix.$D$6])*[.K31]));2)" office:value-type="float" office:value="1" calcext:value-type="float">
            <text:p>1,0000</text:p>
          </table:table-cell>
          <table:table-cell table:formula="of:=IF(ABS([.D31]-[.F31])&gt;[.O31];[.L31]*1.5;[.L31])" office:value-type="float" office:value="1" calcext:value-type="float">
            <text:p>1</text:p>
          </table:table-cell>
          <table:table-cell table:formula="of:=IF([.I31]=&quot;x&quot;;[.M31]*[.P31];[.M31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31]&gt;[.F31];[.C31]+[.N31];[.C31]-[.N31])" office:value-type="float" office:value="88.985" calcext:value-type="float">
            <text:p>88.99</text:p>
          </table:table-cell>
          <table:table-cell table:formula="of:=IF([.E31]=&quot;&quot;;&quot;&quot;;[.Q31])">
            <text:p/>
          </table:table-cell>
          <table:table-cell/>
          <table:table-cell table:formula="of:=IF([.D31]=&quot;&quot;;[.C31];(IF([.E31]&lt;&gt;&quot;&quot;;[.R31];[.S31])))" office:value-type="float" office:value="91.985" calcext:value-type="float">
            <text:p>91.99</text:p>
          </table:table-cell>
          <table:table-cell table:formula="of:=[.T31]-[.C31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WD</text:p>
          </table:table-cell>
          <table:table-cell office:value-type="float" office:value="65.815" calcext:value-type="float">
            <text:p>65.82</text:p>
          </table:table-cell>
          <table:table-cell table:number-columns-repeated="3"/>
          <table:table-cell table:formula="of:=IF([.D32]&lt;=[.F32];[.E32]+[.N32];[.E32]-[.N32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32]=&quot;x&quot;;[.C32]-[.E32];[.C32]-[.E32]+3)" office:value-type="float" office:value="68.815" calcext:value-type="float">
            <text:p>68.82</text:p>
          </table:table-cell>
          <table:table-cell table:formula="of:=IF([.J32]&gt;[$Fix.$D$6];[$Fix.$D$6];IF([.J32]&lt;-[$Fix.$D$6];-[$Fix.$D$6];[.J32]))" office:value-type="float" office:value="15" calcext:value-type="float">
            <text:p>15</text:p>
          </table:table-cell>
          <table:table-cell table:formula="of:=ROUND(IF([.D32]&gt;[.F32];1-(1/[$Fix.$D$6])*[.K32];IF([.D32]&lt;[.F32];1+(1/[$Fix.$D$6])*[.K32];(1/[$Fix.$D$6])*[.K32]));2)" office:value-type="float" office:value="1" calcext:value-type="float">
            <text:p>1,0000</text:p>
          </table:table-cell>
          <table:table-cell table:formula="of:=IF(ABS([.D32]-[.F32])&gt;[.O32];[.L32]*1.5;[.L32])" office:value-type="float" office:value="1" calcext:value-type="float">
            <text:p>1</text:p>
          </table:table-cell>
          <table:table-cell table:formula="of:=IF([.I32]=&quot;x&quot;;[.M32]*[.P32];[.M32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32]&gt;[.F32];[.C32]+[.N32];[.C32]-[.N32])" office:value-type="float" office:value="62.815" calcext:value-type="float">
            <text:p>62.82</text:p>
          </table:table-cell>
          <table:table-cell table:formula="of:=IF([.E32]=&quot;&quot;;&quot;&quot;;[.Q32])">
            <text:p/>
          </table:table-cell>
          <table:table-cell/>
          <table:table-cell table:formula="of:=IF([.D32]=&quot;&quot;;[.C32];(IF([.E32]&lt;&gt;&quot;&quot;;[.R32];[.S32])))" office:value-type="float" office:value="65.815" calcext:value-type="float">
            <text:p>65.82</text:p>
          </table:table-cell>
          <table:table-cell table:formula="of:=[.T32]-[.C32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WH</text:p>
          </table:table-cell>
          <table:table-cell office:value-type="float" office:value="71.025" calcext:value-type="float">
            <text:p>71.03</text:p>
          </table:table-cell>
          <table:table-cell table:number-columns-repeated="3"/>
          <table:table-cell table:formula="of:=IF([.D33]&lt;=[.F33];[.E33]+[.N33];[.E33]-[.N33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33]=&quot;x&quot;;[.C33]-[.E33];[.C33]-[.E33]+3)" office:value-type="float" office:value="74.025" calcext:value-type="float">
            <text:p>74.03</text:p>
          </table:table-cell>
          <table:table-cell table:formula="of:=IF([.J33]&gt;[$Fix.$D$6];[$Fix.$D$6];IF([.J33]&lt;-[$Fix.$D$6];-[$Fix.$D$6];[.J33]))" office:value-type="float" office:value="15" calcext:value-type="float">
            <text:p>15</text:p>
          </table:table-cell>
          <table:table-cell table:formula="of:=ROUND(IF([.D33]&gt;[.F33];1-(1/[$Fix.$D$6])*[.K33];IF([.D33]&lt;[.F33];1+(1/[$Fix.$D$6])*[.K33];(1/[$Fix.$D$6])*[.K33]));2)" office:value-type="float" office:value="1" calcext:value-type="float">
            <text:p>1,0000</text:p>
          </table:table-cell>
          <table:table-cell table:formula="of:=IF(ABS([.D33]-[.F33])&gt;[.O33];[.L33]*1.5;[.L33])" office:value-type="float" office:value="1" calcext:value-type="float">
            <text:p>1</text:p>
          </table:table-cell>
          <table:table-cell table:formula="of:=IF([.I33]=&quot;x&quot;;[.M33]*[.P33];[.M33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33]&gt;[.F33];[.C33]+[.N33];[.C33]-[.N33])" office:value-type="float" office:value="68.025" calcext:value-type="float">
            <text:p>68.03</text:p>
          </table:table-cell>
          <table:table-cell table:formula="of:=IF([.E33]=&quot;&quot;;&quot;&quot;;[.Q33])">
            <text:p/>
          </table:table-cell>
          <table:table-cell/>
          <table:table-cell table:formula="of:=IF([.D33]=&quot;&quot;;[.C33];(IF([.E33]&lt;&gt;&quot;&quot;;[.R33];[.S33])))" office:value-type="float" office:value="71.025" calcext:value-type="float">
            <text:p>71.03</text:p>
          </table:table-cell>
          <table:table-cell table:formula="of:=[.T33]-[.C33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WW</text:p>
          </table:table-cell>
          <table:table-cell office:value-type="float" office:value="75.405" calcext:value-type="float">
            <text:p>75.4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formula="of:=IF([.D34]&lt;=[.F34];[.E34]+[.N34];[.E34]-[.N34])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table:formula="of:=IF([.H34]=&quot;x&quot;;[.C34]-[.E34];[.C34]-[.E34]+3)" office:value-type="float" office:value="78.405" calcext:value-type="float">
            <text:p>78.41</text:p>
          </table:table-cell>
          <table:table-cell table:formula="of:=IF([.J34]&gt;[$Fix.$D$6];[$Fix.$D$6];IF([.J34]&lt;-[$Fix.$D$6];-[$Fix.$D$6];[.J34]))" office:value-type="float" office:value="15" calcext:value-type="float">
            <text:p>15</text:p>
          </table:table-cell>
          <table:table-cell table:formula="of:=ROUND(IF([.D34]&gt;[.F34];1-(1/[$Fix.$D$6])*[.K34];IF([.D34]&lt;[.F34];1+(1/[$Fix.$D$6])*[.K34];(1/[$Fix.$D$6])*[.K34]));2)" office:value-type="float" office:value="0" calcext:value-type="float">
            <text:p>0,0000</text:p>
          </table:table-cell>
          <table:table-cell table:formula="of:=IF(ABS([.D34]-[.F34])&gt;[.O34];[.L34]*1.5;[.L34])" office:value-type="float" office:value="0" calcext:value-type="float">
            <text:p>0</text:p>
          </table:table-cell>
          <table:table-cell table:formula="of:=IF([.I34]=&quot;x&quot;;[.M34]*[.P34];[.M34])" office:value-type="float" office:value="0" calcext:value-type="float">
            <text:p>0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34]&gt;[.F34];[.C34]+[.N34];[.C34]-[.N34])" office:value-type="float" office:value="75.405" calcext:value-type="float">
            <text:p>75.41</text:p>
          </table:table-cell>
          <table:table-cell table:formula="of:=IF([.E34]=&quot;&quot;;&quot;&quot;;[.Q34])">
            <text:p/>
          </table:table-cell>
          <table:table-cell table:formula="of:=[.G17]" office:value-type="float" office:value="78.645" calcext:value-type="float">
            <text:p>78.65</text:p>
          </table:table-cell>
          <table:table-cell table:formula="of:=IF([.D34]=&quot;&quot;;[.C34];(IF([.E34]&lt;&gt;&quot;&quot;;[.R34];[.S34])))" office:value-type="float" office:value="78.645" calcext:value-type="float">
            <text:p>78.65</text:p>
          </table:table-cell>
          <table:table-cell table:formula="of:=[.T34]-[.C34]" office:value-type="float" office:value="3.23999999999999" calcext:value-type="float">
            <text:p>3.24</text:p>
          </table:table-cell>
        </table:table-row>
        <table:table-row table:style-name="ro3">
          <table:table-cell/>
          <table:table-cell table:style-name="ce1" office:value-type="string" calcext:value-type="string">
            <text:p>WX</text:p>
          </table:table-cell>
          <table:table-cell office:value-type="float" office:value="79.305" calcext:value-type="float">
            <text:p>79.31</text:p>
          </table:table-cell>
          <table:table-cell table:style-name="ce3" office:value-type="float" office:value="14" calcext:value-type="float">
            <text:p>14</text:p>
          </table:table-cell>
          <table:table-cell table:style-name="ce5" table:number-columns-repeated="2"/>
          <table:table-cell table:formula="of:=IF([.D35]&lt;=[.F35];[.E35]+[.N35];[.E35]-[.N35])" office:value-type="float" office:value="0" calcext:value-type="float">
            <text:p>0</text:p>
          </table:table-cell>
          <table:table-cell table:style-name="ce1"/>
          <table:table-cell office:value-type="string" calcext:value-type="string">
            <text:p>x</text:p>
          </table:table-cell>
          <table:table-cell table:formula="of:=IF([.H35]=&quot;x&quot;;[.C35]-[.E35];[.C35]-[.E35]+3)" office:value-type="float" office:value="82.305" calcext:value-type="float">
            <text:p>82.31</text:p>
          </table:table-cell>
          <table:table-cell table:formula="of:=IF([.J35]&gt;[$Fix.$D$6];[$Fix.$D$6];IF([.J35]&lt;-[$Fix.$D$6];-[$Fix.$D$6];[.J35]))" office:value-type="float" office:value="15" calcext:value-type="float">
            <text:p>15</text:p>
          </table:table-cell>
          <table:table-cell table:formula="of:=ROUND(IF([.D35]&gt;[.F35];1-(1/[$Fix.$D$6])*[.K35];IF([.D35]&lt;[.F35];1+(1/[$Fix.$D$6])*[.K35];(1/[$Fix.$D$6])*[.K35]));2)" office:value-type="float" office:value="0" calcext:value-type="float">
            <text:p>0,0000</text:p>
          </table:table-cell>
          <table:table-cell table:formula="of:=IF(ABS([.D35]-[.F35])&gt;[.O35];[.L35]*1.5;[.L35])" office:value-type="float" office:value="0" calcext:value-type="float">
            <text:p>0</text:p>
          </table:table-cell>
          <table:table-cell table:formula="of:=IF([.I35]=&quot;x&quot;;[.M35]*[.P35];[.M35])" office:value-type="float" office:value="0" calcext:value-type="float">
            <text:p>0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35]&gt;[.F35];[.C35]+[.N35];[.C35]-[.N35])" office:value-type="float" office:value="79.305" calcext:value-type="float">
            <text:p>79.31</text:p>
          </table:table-cell>
          <table:table-cell table:formula="of:=IF([.E35]=&quot;&quot;;&quot;&quot;;[.Q35])">
            <text:p/>
          </table:table-cell>
          <table:table-cell table:style-name="ce5" table:formula="of:=[.G7]" office:value-type="float" office:value="73.275" calcext:value-type="float">
            <text:p>73.28</text:p>
          </table:table-cell>
          <table:table-cell table:formula="of:=IF([.D35]=&quot;&quot;;[.C35];(IF([.E35]&lt;&gt;&quot;&quot;;[.R35];[.S35])))" office:value-type="float" office:value="73.275" calcext:value-type="float">
            <text:p>73.28</text:p>
          </table:table-cell>
          <table:table-cell table:formula="of:=[.T35]-[.C35]" office:value-type="float" office:value="-6.03" calcext:value-type="float">
            <text:p>-6.03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 table:style-name="Default" table:formula="of:=SUM([.T2:.T35])" office:value-type="float" office:value="2640" calcext:value-type="float">
            <text:p>2640</text:p>
          </table:table-cell>
          <table:table-cell table:style-name="Default" table:formula="of:=SUM([.U2:.U35])" office:value-type="float" office:value="0" calcext:value-type="float">
            <text:p>0</text:p>
          </table:table-cell>
        </table:table-row>
        <calcext:conditional-formats>
          <calcext:conditional-format calcext:target-range-address="1996CR1.T3:1996CR1.T35">
            <calcext:color-scale>
              <calcext:color-scale-entry calcext:value="0" calcext:type="minimum" calcext:color="#ff0000"/>
              <calcext:color-scale-entry calcext:value="0" calcext:type="maximum" calcext:color="#00cccc"/>
            </calcext:color-scale>
          </calcext:conditional-format>
          <calcext:conditional-format calcext:target-range-address="1996CR1.T2:1996CR1.T35">
            <calcext:color-scale>
              <calcext:color-scale-entry calcext:value="0" calcext:type="minimum" calcext:color="#ff0000"/>
              <calcext:color-scale-entry calcext:value="0" calcext:type="maximum" calcext:color="#00cccc"/>
            </calcext:color-scale>
          </calcext:conditional-format>
          <calcext:conditional-format calcext:target-range-address="1996CR1.U2:1996CR1.U35">
            <calcext:color-scale>
              <calcext:color-scale-entry calcext:value="0" calcext:type="minimum" calcext:color="#ff0000"/>
              <calcext:color-scale-entry calcext:value="0" calcext:type="maximum" calcext:color="#00cccc"/>
            </calcext:color-scale>
          </calcext:conditional-format>
        </calcext:conditional-formats>
      </table:table>
      <table:table table:name="1996CR2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4"/>
        <table:table-column table:style-name="co4" table:default-cell-style-name="ce4"/>
        <table:table-column table:style-name="co1" table:default-cell-style-name="ce7"/>
        <table:table-column table:style-name="co6" table:default-cell-style-name="Default"/>
        <table:table-column table:style-name="co7" table:default-cell-style-name="Default"/>
        <table:table-column table:style-name="co1" table:visibility="collapse" table:default-cell-style-name="ce8"/>
        <table:table-column table:style-name="co1" table:visibility="collapse" table:default-cell-style-name="ce9"/>
        <table:table-column table:style-name="co1" table:visibility="collapse" table:default-cell-style-name="ce10"/>
        <table:table-column table:style-name="co1" table:visibility="collapse" table:number-columns-repeated="2" table:default-cell-style-name="ce9"/>
        <table:table-column table:style-name="co1" table:visibility="collapse" table:number-columns-repeated="2" table:default-cell-style-name="Default"/>
        <table:table-column table:style-name="co1" table:visibility="collapse" table:default-cell-style-name="ce11"/>
        <table:table-column table:style-name="co1" table:visibility="collapse" table:default-cell-style-name="Default"/>
        <table:table-column table:style-name="co1" table:default-cell-style-name="ce4"/>
        <table:table-column table:style-name="co1" table:default-cell-style-name="ce17"/>
        <table:table-column table:style-name="co1" table:default-cell-style-name="ce18"/>
        <table:table-row table:style-name="ro1"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Played</text:p>
          </table:table-cell>
          <table:table-cell office:value-type="string" calcext:value-type="string">
            <text:p>Score</text:p>
          </table:table-cell>
          <table:table-cell table:style-name="ce6"/>
          <table:table-cell office:value-type="string" calcext:value-type="string">
            <text:p>Neutral venue</text:p>
          </table:table-cell>
          <table:table-cell office:value-type="string" calcext:value-type="string">
            <text:p>Champ</text:p>
          </table:table-cell>
          <table:table-cell table:style-name="Default" office:value-type="string" calcext:value-type="string">
            <text:p>Ratings gap</text:p>
          </table:table-cell>
          <table:table-cell table:style-name="Default" office:value-type="string" calcext:value-type="string">
            <text:p>Limits</text:p>
          </table:table-cell>
          <table:table-cell table:style-name="Default" office:value-type="string" calcext:value-type="string">
            <text:p>Core rating</text:p>
          </table:table-cell>
          <table:table-cell table:style-name="Default" office:value-type="string" calcext:value-type="string">
            <text:p>WMM</text:p>
          </table:table-cell>
          <table:table-cell table:style-name="Default" office:value-type="string" calcext:value-type="string">
            <text:p>CM</text:p>
          </table:table-cell>
          <table:table-cell office:value-type="string" calcext:value-type="string">
            <text:p>Sc diff &gt;</text:p>
          </table:table-cell>
          <table:table-cell office:value-type="string" calcext:value-type="string">
            <text:p>Champ wt</text:p>
          </table:table-cell>
          <table:table-cell table:style-name="Default"/>
          <table:table-cell office:value-type="string" calcext:value-type="string">
            <text:p>new home sc</text:p>
          </table:table-cell>
          <table:table-cell office:value-type="string" calcext:value-type="string">
            <text:p>new away sc</text:p>
          </table:table-cell>
          <table:table-cell table:style-name="ce13" office:value-type="date" office:date-value="2000-06-18" calcext:value-type="date">
            <text:p>06/18/00</text:p>
          </table:table-cell>
          <table:table-cell table:style-name="Default" office:value-type="string" calcext:value-type="string">
            <text:p>change</text:p>
          </table:table-cell>
        </table:table-row>
        <table:table-row table:style-name="ro5">
          <table:table-cell/>
          <table:table-cell office:value-type="string" calcext:value-type="string">
            <text:p>AH</text:p>
          </table:table-cell>
          <table:table-cell table:formula="of:=[1996CR1.T2]" office:value-type="float" office:value="81.205" calcext:value-type="float">
            <text:p>81.21</text:p>
          </table:table-cell>
          <table:table-cell table:number-columns-repeated="3"/>
          <table:table-cell table:formula="of:=IF([.D2]&lt;=[.F2];[.E2]+[.N2];[.E2]-[.N2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]=&quot;x&quot;;[.C2]-[.E2];[.C2]-[.E2]+3)" office:value-type="float" office:value="84.205" calcext:value-type="float">
            <text:p>84.21</text:p>
          </table:table-cell>
          <table:table-cell table:formula="of:=IF([.J2]&gt;[$Fix.$D$6];[$Fix.$D$6];IF([.J2]&lt;-[$Fix.$D$6];-[$Fix.$D$6];[.J2]))" office:value-type="float" office:value="15" calcext:value-type="float">
            <text:p>15</text:p>
          </table:table-cell>
          <table:table-cell table:formula="of:=ROUND(IF([.D2]&gt;[.F2];1-(1/[$Fix.$D$6])*[.K2];IF([.D2]&lt;[.F2];1+(1/[$Fix.$D$6])*[.K2];(1/[$Fix.$D$6])*[.K2]));2)" office:value-type="float" office:value="1" calcext:value-type="float">
            <text:p>1,0000</text:p>
          </table:table-cell>
          <table:table-cell table:formula="of:=IF(ABS([.D2]-[.F2])&gt;[.O2];[.L2]*1.5;[.L2])" office:value-type="float" office:value="1" calcext:value-type="float">
            <text:p>1</text:p>
          </table:table-cell>
          <table:table-cell table:formula="of:=IF([.I2]=&quot;x&quot;;[.M2]*[.P2];[.M2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]&gt;[.F2];[.C2]+[.N2];[.C2]-[.N2])" office:value-type="float" office:value="78.205" calcext:value-type="float">
            <text:p>78.21</text:p>
          </table:table-cell>
          <table:table-cell table:formula="of:=IF([.E2]=&quot;&quot;;&quot;&quot;;[.Q2])">
            <text:p/>
          </table:table-cell>
          <table:table-cell/>
          <table:table-cell table:formula="of:=IF([.D2]=&quot;&quot;;[.C2];(IF([.E2]&lt;&gt;&quot;&quot;;[.R2];[.S2])))" office:value-type="float" office:value="81.205" calcext:value-type="float">
            <text:p>81.21</text:p>
          </table:table-cell>
          <table:table-cell table:formula="of:=[.T2]-[.C2]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string" calcext:value-type="string">
            <text:p>AN</text:p>
          </table:table-cell>
          <table:table-cell table:formula="of:=[1996CR1.T3]" office:value-type="float" office:value="72.76" calcext:value-type="float">
            <text:p>72.76</text:p>
          </table:table-cell>
          <table:table-cell table:number-columns-repeated="3"/>
          <table:table-cell table:formula="of:=IF([.D3]&lt;=[.F3];[.E3]+[.N3];[.E3]-[.N3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3]=&quot;x&quot;;[.C3]-[.E3];[.C3]-[.E3]+3)" office:value-type="float" office:value="75.76" calcext:value-type="float">
            <text:p>75.76</text:p>
          </table:table-cell>
          <table:table-cell table:formula="of:=IF([.J3]&gt;[$Fix.$D$6];[$Fix.$D$6];IF([.J3]&lt;-[$Fix.$D$6];-[$Fix.$D$6];[.J3]))" office:value-type="float" office:value="15" calcext:value-type="float">
            <text:p>15</text:p>
          </table:table-cell>
          <table:table-cell table:formula="of:=ROUND(IF([.D3]&gt;[.F3];1-(1/[$Fix.$D$6])*[.K3];IF([.D3]&lt;[.F3];1+(1/[$Fix.$D$6])*[.K3];(1/[$Fix.$D$6])*[.K3]));2)" office:value-type="float" office:value="1" calcext:value-type="float">
            <text:p>1,0000</text:p>
          </table:table-cell>
          <table:table-cell table:formula="of:=IF(ABS([.D3]-[.F3])&gt;[.O3];[.L3]*1.5;[.L3])" office:value-type="float" office:value="1" calcext:value-type="float">
            <text:p>1</text:p>
          </table:table-cell>
          <table:table-cell table:formula="of:=IF([.I3]=&quot;x&quot;;[.M3]*[.P3];[.M3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3]&gt;[.F3];[.C3]+[.N3];[.C3]-[.N3])" office:value-type="float" office:value="69.76" calcext:value-type="float">
            <text:p>69.76</text:p>
          </table:table-cell>
          <table:table-cell table:formula="of:=IF([.E3]=&quot;&quot;;&quot;&quot;;[.Q3])">
            <text:p/>
          </table:table-cell>
          <table:table-cell/>
          <table:table-cell table:formula="of:=IF([.D3]=&quot;&quot;;[.C3];(IF([.E3]&lt;&gt;&quot;&quot;;[.R3];[.S3])))" office:value-type="float" office:value="72.76" calcext:value-type="float">
            <text:p>72.76</text:p>
          </table:table-cell>
          <table:table-cell table:formula="of:=[.T3]-[.C3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CE</text:p>
          </table:table-cell>
          <table:table-cell table:formula="of:=[1996CR1.T4]" office:value-type="float" office:value="77.555" calcext:value-type="float">
            <text:p>77.56</text:p>
          </table:table-cell>
          <table:table-cell table:number-columns-repeated="3"/>
          <table:table-cell table:formula="of:=IF([.D4]&lt;=[.F4];[.E4]+[.N4];[.E4]-[.N4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4]=&quot;x&quot;;[.C4]-[.E4];[.C4]-[.E4]+3)" office:value-type="float" office:value="80.555" calcext:value-type="float">
            <text:p>80.56</text:p>
          </table:table-cell>
          <table:table-cell table:formula="of:=IF([.J4]&gt;[$Fix.$D$6];[$Fix.$D$6];IF([.J4]&lt;-[$Fix.$D$6];-[$Fix.$D$6];[.J4]))" office:value-type="float" office:value="15" calcext:value-type="float">
            <text:p>15</text:p>
          </table:table-cell>
          <table:table-cell table:formula="of:=ROUND(IF([.D4]&gt;[.F4];1-(1/[$Fix.$D$6])*[.K4];IF([.D4]&lt;[.F4];1+(1/[$Fix.$D$6])*[.K4];(1/[$Fix.$D$6])*[.K4]));2)" office:value-type="float" office:value="1" calcext:value-type="float">
            <text:p>1,0000</text:p>
          </table:table-cell>
          <table:table-cell table:formula="of:=IF(ABS([.D4]-[.F4])&gt;[.O4];[.L4]*1.5;[.L4])" office:value-type="float" office:value="1" calcext:value-type="float">
            <text:p>1</text:p>
          </table:table-cell>
          <table:table-cell table:formula="of:=IF([.I4]=&quot;x&quot;;[.M4]*[.P4];[.M4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4]&gt;[.F4];[.C4]+[.N4];[.C4]-[.N4])" office:value-type="float" office:value="74.555" calcext:value-type="float">
            <text:p>74.56</text:p>
          </table:table-cell>
          <table:table-cell table:formula="of:=IF([.E4]=&quot;&quot;;&quot;&quot;;[.Q4])">
            <text:p/>
          </table:table-cell>
          <table:table-cell/>
          <table:table-cell table:formula="of:=IF([.D4]=&quot;&quot;;[.C4];(IF([.E4]&lt;&gt;&quot;&quot;;[.R4];[.S4])))" office:value-type="float" office:value="77.555" calcext:value-type="float">
            <text:p>77.56</text:p>
          </table:table-cell>
          <table:table-cell table:formula="of:=[.T4]-[.C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CK</text:p>
          </table:table-cell>
          <table:table-cell table:formula="of:=[1996CR1.T5]" office:value-type="float" office:value="95.08" calcext:value-type="float">
            <text:p>95.08</text:p>
          </table:table-cell>
          <table:table-cell table:number-columns-repeated="3"/>
          <table:table-cell table:formula="of:=IF([.D5]&lt;=[.F5];[.E5]+[.N5];[.E5]-[.N5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5]=&quot;x&quot;;[.C5]-[.E5];[.C5]-[.E5]+3)" office:value-type="float" office:value="98.08" calcext:value-type="float">
            <text:p>98.08</text:p>
          </table:table-cell>
          <table:table-cell table:formula="of:=IF([.J5]&gt;[$Fix.$D$6];[$Fix.$D$6];IF([.J5]&lt;-[$Fix.$D$6];-[$Fix.$D$6];[.J5]))" office:value-type="float" office:value="15" calcext:value-type="float">
            <text:p>15</text:p>
          </table:table-cell>
          <table:table-cell table:formula="of:=ROUND(IF([.D5]&gt;[.F5];1-(1/[$Fix.$D$6])*[.K5];IF([.D5]&lt;[.F5];1+(1/[$Fix.$D$6])*[.K5];(1/[$Fix.$D$6])*[.K5]));2)" office:value-type="float" office:value="1" calcext:value-type="float">
            <text:p>1,0000</text:p>
          </table:table-cell>
          <table:table-cell table:formula="of:=IF(ABS([.D5]-[.F5])&gt;[.O5];[.L5]*1.5;[.L5])" office:value-type="float" office:value="1" calcext:value-type="float">
            <text:p>1</text:p>
          </table:table-cell>
          <table:table-cell table:formula="of:=IF([.I5]=&quot;x&quot;;[.M5]*[.P5];[.M5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5]&gt;[.F5];[.C5]+[.N5];[.C5]-[.N5])" office:value-type="float" office:value="92.08" calcext:value-type="float">
            <text:p>92.08</text:p>
          </table:table-cell>
          <table:table-cell table:formula="of:=IF([.E5]=&quot;&quot;;&quot;&quot;;[.Q5])">
            <text:p/>
          </table:table-cell>
          <table:table-cell/>
          <table:table-cell table:formula="of:=IF([.D5]=&quot;&quot;;[.C5];(IF([.E5]&lt;&gt;&quot;&quot;;[.R5];[.S5])))" office:value-type="float" office:value="95.08" calcext:value-type="float">
            <text:p>95.08</text:p>
          </table:table-cell>
          <table:table-cell table:formula="of:=[.T5]-[.C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CN</text:p>
          </table:table-cell>
          <table:table-cell table:formula="of:=[1996CR1.T6]" office:value-type="float" office:value="85.03" calcext:value-type="float">
            <text:p>85.03</text:p>
          </table:table-cell>
          <table:table-cell table:number-columns-repeated="3"/>
          <table:table-cell table:formula="of:=IF([.D6]&lt;=[.F6];[.E6]+[.N6];[.E6]-[.N6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6]=&quot;x&quot;;[.C6]-[.E6];[.C6]-[.E6]+3)" office:value-type="float" office:value="88.03" calcext:value-type="float">
            <text:p>88.03</text:p>
          </table:table-cell>
          <table:table-cell table:formula="of:=IF([.J6]&gt;[$Fix.$D$6];[$Fix.$D$6];IF([.J6]&lt;-[$Fix.$D$6];-[$Fix.$D$6];[.J6]))" office:value-type="float" office:value="15" calcext:value-type="float">
            <text:p>15</text:p>
          </table:table-cell>
          <table:table-cell table:formula="of:=ROUND(IF([.D6]&gt;[.F6];1-(1/[$Fix.$D$6])*[.K6];IF([.D6]&lt;[.F6];1+(1/[$Fix.$D$6])*[.K6];(1/[$Fix.$D$6])*[.K6]));2)" office:value-type="float" office:value="1" calcext:value-type="float">
            <text:p>1,0000</text:p>
          </table:table-cell>
          <table:table-cell table:formula="of:=IF(ABS([.D6]-[.F6])&gt;[.O6];[.L6]*1.5;[.L6])" office:value-type="float" office:value="1" calcext:value-type="float">
            <text:p>1</text:p>
          </table:table-cell>
          <table:table-cell table:formula="of:=IF([.I6]=&quot;x&quot;;[.M6]*[.P6];[.M6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6]&gt;[.F6];[.C6]+[.N6];[.C6]-[.N6])" office:value-type="float" office:value="82.03" calcext:value-type="float">
            <text:p>82.03</text:p>
          </table:table-cell>
          <table:table-cell table:formula="of:=IF([.E6]=&quot;&quot;;&quot;&quot;;[.Q6])">
            <text:p/>
          </table:table-cell>
          <table:table-cell/>
          <table:table-cell table:formula="of:=IF([.D6]=&quot;&quot;;[.C6];(IF([.E6]&lt;&gt;&quot;&quot;;[.R6];[.S6])))" office:value-type="float" office:value="85.03" calcext:value-type="float">
            <text:p>85.03</text:p>
          </table:table-cell>
          <table:table-cell table:formula="of:=[.T6]-[.C6]" office:value-type="float" office:value="0" calcext:value-type="float">
            <text:p>0</text:p>
          </table:table-cell>
        </table:table-row>
        <table:table-row table:style-name="ro5">
          <table:table-cell/>
          <table:table-cell office:value-type="string" calcext:value-type="string">
            <text:p>CW</text:p>
          </table:table-cell>
          <table:table-cell table:formula="of:=[1996CR1.T7]" office:value-type="float" office:value="77.255" calcext:value-type="float">
            <text:p>77.26</text:p>
          </table:table-cell>
          <table:table-cell office:value-type="float" office:value="19" calcext:value-type="float">
            <text:p>19</text:p>
          </table:table-cell>
          <table:table-cell table:formula="of:=[.C34]" office:value-type="float" office:value="78.645" calcext:value-type="float">
            <text:p>78.65</text:p>
          </table:table-cell>
          <table:table-cell table:formula="of:=[.D34]" office:value-type="float" office:value="16" calcext:value-type="float">
            <text:p>16</text:p>
          </table:table-cell>
          <table:table-cell table:formula="of:=IF([.D7]&lt;=[.F7];[.E7]+[.N7];[.E7]-[.N7])" office:value-type="float" office:value="75.375" calcext:value-type="float">
            <text:p>75.38</text:p>
          </table:table-cell>
          <table:table-cell table:number-columns-repeated="2" office:value-type="string" calcext:value-type="string">
            <text:p>x</text:p>
          </table:table-cell>
          <table:table-cell table:formula="of:=IF([.H7]=&quot;x&quot;;[.C7]-[.E7];[.C7]-[.E7]+3)" office:value-type="float" office:value="-1.39" calcext:value-type="float">
            <text:p>-1.39</text:p>
          </table:table-cell>
          <table:table-cell table:formula="of:=IF([.J7]&gt;[$Fix.$D$6];[$Fix.$D$6];IF([.J7]&lt;-[$Fix.$D$6];-[$Fix.$D$6];[.J7]))" office:value-type="float" office:value="-1.39" calcext:value-type="float">
            <text:p>-1.39</text:p>
          </table:table-cell>
          <table:table-cell table:formula="of:=ROUND(IF([.D7]&gt;[.F7];1-(1/[$Fix.$D$6])*[.K7];IF([.D7]&lt;[.F7];1+(1/[$Fix.$D$6])*[.K7];(1/[$Fix.$D$6])*[.K7]));2)" office:value-type="float" office:value="1.09" calcext:value-type="float">
            <text:p>1,0900</text:p>
          </table:table-cell>
          <table:table-cell table:formula="of:=IF(ABS([.D7]-[.F7])&gt;[.O7];[.L7]*1.5;[.L7])" office:value-type="float" office:value="1.09" calcext:value-type="float">
            <text:p>1.09</text:p>
          </table:table-cell>
          <table:table-cell table:formula="of:=IF([.I7]=&quot;x&quot;;[.M7]*[.P7];[.M7])" office:value-type="float" office:value="3.27" calcext:value-type="float">
            <text:p>3.27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7]&gt;[.F7];[.C7]+[.N7];[.C7]-[.N7])" office:value-type="float" office:value="80.525" calcext:value-type="float">
            <text:p>80.53</text:p>
          </table:table-cell>
          <table:table-cell table:formula="of:=IF([.E7]=&quot;&quot;;&quot;&quot;;[.Q7])" office:value-type="float" office:value="80.525" calcext:value-type="float">
            <text:p>80.53</text:p>
          </table:table-cell>
          <table:table-cell/>
          <table:table-cell table:formula="of:=IF([.D7]=&quot;&quot;;[.C7];(IF([.E7]&lt;&gt;&quot;&quot;;[.R7];[.S7])))" office:value-type="float" office:value="80.525" calcext:value-type="float">
            <text:p>80.53</text:p>
          </table:table-cell>
          <table:table-cell table:formula="of:=[.T7]-[.C7]" office:value-type="float" office:value="3.27" calcext:value-type="float">
            <text:p>3.27</text:p>
          </table:table-cell>
        </table:table-row>
        <table:table-row table:style-name="ro3">
          <table:table-cell/>
          <table:table-cell office:value-type="string" calcext:value-type="string">
            <text:p>Dublin</text:p>
          </table:table-cell>
          <table:table-cell table:formula="of:=[1996CR1.T8]" office:value-type="float" office:value="97.755" calcext:value-type="float">
            <text:p>97.76</text:p>
          </table:table-cell>
          <table:table-cell table:number-columns-repeated="3"/>
          <table:table-cell table:formula="of:=IF([.D8]&lt;=[.F8];[.E8]+[.N8];[.E8]-[.N8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8]=&quot;x&quot;;[.C8]-[.E8];[.C8]-[.E8]+3)" office:value-type="float" office:value="100.755" calcext:value-type="float">
            <text:p>100.76</text:p>
          </table:table-cell>
          <table:table-cell table:formula="of:=IF([.J8]&gt;[$Fix.$D$6];[$Fix.$D$6];IF([.J8]&lt;-[$Fix.$D$6];-[$Fix.$D$6];[.J8]))" office:value-type="float" office:value="15" calcext:value-type="float">
            <text:p>15</text:p>
          </table:table-cell>
          <table:table-cell table:formula="of:=ROUND(IF([.D8]&gt;[.F8];1-(1/[$Fix.$D$6])*[.K8];IF([.D8]&lt;[.F8];1+(1/[$Fix.$D$6])*[.K8];(1/[$Fix.$D$6])*[.K8]));2)" office:value-type="float" office:value="1" calcext:value-type="float">
            <text:p>1,0000</text:p>
          </table:table-cell>
          <table:table-cell table:formula="of:=IF(ABS([.D8]-[.F8])&gt;[.O8];[.L8]*1.5;[.L8])" office:value-type="float" office:value="1" calcext:value-type="float">
            <text:p>1</text:p>
          </table:table-cell>
          <table:table-cell table:formula="of:=IF([.I8]=&quot;x&quot;;[.M8]*[.P8];[.M8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8]&gt;[.F8];[.C8]+[.N8];[.C8]-[.N8])" office:value-type="float" office:value="94.755" calcext:value-type="float">
            <text:p>94.76</text:p>
          </table:table-cell>
          <table:table-cell table:formula="of:=IF([.E8]=&quot;&quot;;&quot;&quot;;[.Q8])">
            <text:p/>
          </table:table-cell>
          <table:table-cell/>
          <table:table-cell table:formula="of:=IF([.D8]=&quot;&quot;;[.C8];(IF([.E8]&lt;&gt;&quot;&quot;;[.R8];[.S8])))" office:value-type="float" office:value="97.755" calcext:value-type="float">
            <text:p>97.76</text:p>
          </table:table-cell>
          <table:table-cell table:formula="of:=[.T8]-[.C8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DL</text:p>
          </table:table-cell>
          <table:table-cell table:formula="of:=[1996CR1.T9]" office:value-type="float" office:value="85.09" calcext:value-type="float">
            <text:p>85.09</text:p>
          </table:table-cell>
          <table:table-cell table:number-columns-repeated="3"/>
          <table:table-cell table:formula="of:=IF([.D9]&lt;=[.F9];[.E9]+[.N9];[.E9]-[.N9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9]=&quot;x&quot;;[.C9]-[.E9];[.C9]-[.E9]+3)" office:value-type="float" office:value="88.09" calcext:value-type="float">
            <text:p>88.09</text:p>
          </table:table-cell>
          <table:table-cell table:formula="of:=IF([.J9]&gt;[$Fix.$D$6];[$Fix.$D$6];IF([.J9]&lt;-[$Fix.$D$6];-[$Fix.$D$6];[.J9]))" office:value-type="float" office:value="15" calcext:value-type="float">
            <text:p>15</text:p>
          </table:table-cell>
          <table:table-cell table:formula="of:=ROUND(IF([.D9]&gt;[.F9];1-(1/[$Fix.$D$6])*[.K9];IF([.D9]&lt;[.F9];1+(1/[$Fix.$D$6])*[.K9];(1/[$Fix.$D$6])*[.K9]));2)" office:value-type="float" office:value="1" calcext:value-type="float">
            <text:p>1,0000</text:p>
          </table:table-cell>
          <table:table-cell table:formula="of:=IF(ABS([.D9]-[.F9])&gt;[.O9];[.L9]*1.5;[.L9])" office:value-type="float" office:value="1" calcext:value-type="float">
            <text:p>1</text:p>
          </table:table-cell>
          <table:table-cell table:formula="of:=IF([.I9]=&quot;x&quot;;[.M9]*[.P9];[.M9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9]&gt;[.F9];[.C9]+[.N9];[.C9]-[.N9])" office:value-type="float" office:value="82.09" calcext:value-type="float">
            <text:p>82.09</text:p>
          </table:table-cell>
          <table:table-cell table:formula="of:=IF([.E9]=&quot;&quot;;&quot;&quot;;[.Q9])">
            <text:p/>
          </table:table-cell>
          <table:table-cell/>
          <table:table-cell table:formula="of:=IF([.D9]=&quot;&quot;;[.C9];(IF([.E9]&lt;&gt;&quot;&quot;;[.R9];[.S9])))" office:value-type="float" office:value="85.09" calcext:value-type="float">
            <text:p>85.09</text:p>
          </table:table-cell>
          <table:table-cell table:formula="of:=[.T9]-[.C9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Down</text:p>
          </table:table-cell>
          <table:table-cell table:formula="of:=[1996CR1.T10]" office:value-type="float" office:value="89.755" calcext:value-type="float">
            <text:p>89.76</text:p>
          </table:table-cell>
          <table:table-cell table:number-columns-repeated="3"/>
          <table:table-cell table:formula="of:=IF([.D10]&lt;=[.F10];[.E10]+[.N10];[.E10]-[.N10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0]=&quot;x&quot;;[.C10]-[.E10];[.C10]-[.E10]+3)" office:value-type="float" office:value="92.755" calcext:value-type="float">
            <text:p>92.76</text:p>
          </table:table-cell>
          <table:table-cell table:formula="of:=IF([.J10]&gt;[$Fix.$D$6];[$Fix.$D$6];IF([.J10]&lt;-[$Fix.$D$6];-[$Fix.$D$6];[.J10]))" office:value-type="float" office:value="15" calcext:value-type="float">
            <text:p>15</text:p>
          </table:table-cell>
          <table:table-cell table:formula="of:=ROUND(IF([.D10]&gt;[.F10];1-(1/[$Fix.$D$6])*[.K10];IF([.D10]&lt;[.F10];1+(1/[$Fix.$D$6])*[.K10];(1/[$Fix.$D$6])*[.K10]));2)" office:value-type="float" office:value="1" calcext:value-type="float">
            <text:p>1,0000</text:p>
          </table:table-cell>
          <table:table-cell table:formula="of:=IF(ABS([.D10]-[.F10])&gt;[.O10];[.L10]*1.5;[.L10])" office:value-type="float" office:value="1" calcext:value-type="float">
            <text:p>1</text:p>
          </table:table-cell>
          <table:table-cell table:formula="of:=IF([.I10]=&quot;x&quot;;[.M10]*[.P10];[.M10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0]&gt;[.F10];[.C10]+[.N10];[.C10]-[.N10])" office:value-type="float" office:value="86.755" calcext:value-type="float">
            <text:p>86.76</text:p>
          </table:table-cell>
          <table:table-cell table:formula="of:=IF([.E10]=&quot;&quot;;&quot;&quot;;[.Q10])">
            <text:p/>
          </table:table-cell>
          <table:table-cell/>
          <table:table-cell table:formula="of:=IF([.D10]=&quot;&quot;;[.C10];(IF([.E10]&lt;&gt;&quot;&quot;;[.R10];[.S10])))" office:value-type="float" office:value="89.755" calcext:value-type="float">
            <text:p>89.76</text:p>
          </table:table-cell>
          <table:table-cell table:formula="of:=[.T10]-[.C10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DY</text:p>
          </table:table-cell>
          <table:table-cell table:formula="of:=[1996CR1.T11]" office:value-type="float" office:value="95.495" calcext:value-type="float">
            <text:p>95.5</text:p>
          </table:table-cell>
          <table:table-cell table:number-columns-repeated="3"/>
          <table:table-cell table:formula="of:=IF([.D11]&lt;=[.F11];[.E11]+[.N11];[.E11]-[.N11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1]=&quot;x&quot;;[.C11]-[.E11];[.C11]-[.E11]+3)" office:value-type="float" office:value="98.495" calcext:value-type="float">
            <text:p>98.5</text:p>
          </table:table-cell>
          <table:table-cell table:formula="of:=IF([.J11]&gt;[$Fix.$D$6];[$Fix.$D$6];IF([.J11]&lt;-[$Fix.$D$6];-[$Fix.$D$6];[.J11]))" office:value-type="float" office:value="15" calcext:value-type="float">
            <text:p>15</text:p>
          </table:table-cell>
          <table:table-cell table:formula="of:=ROUND(IF([.D11]&gt;[.F11];1-(1/[$Fix.$D$6])*[.K11];IF([.D11]&lt;[.F11];1+(1/[$Fix.$D$6])*[.K11];(1/[$Fix.$D$6])*[.K11]));2)" office:value-type="float" office:value="1" calcext:value-type="float">
            <text:p>1,0000</text:p>
          </table:table-cell>
          <table:table-cell table:formula="of:=IF(ABS([.D11]-[.F11])&gt;[.O11];[.L11]*1.5;[.L11])" office:value-type="float" office:value="1" calcext:value-type="float">
            <text:p>1</text:p>
          </table:table-cell>
          <table:table-cell table:formula="of:=IF([.I11]=&quot;x&quot;;[.M11]*[.P11];[.M11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1]&gt;[.F11];[.C11]+[.N11];[.C11]-[.N11])" office:value-type="float" office:value="92.495" calcext:value-type="float">
            <text:p>92.5</text:p>
          </table:table-cell>
          <table:table-cell table:formula="of:=IF([.E11]=&quot;&quot;;&quot;&quot;;[.Q11])">
            <text:p/>
          </table:table-cell>
          <table:table-cell table:style-name="ce12"/>
          <table:table-cell table:formula="of:=IF([.D11]=&quot;&quot;;[.C11];(IF([.E11]&lt;&gt;&quot;&quot;;[.R11];[.S11])))" office:value-type="float" office:value="95.495" calcext:value-type="float">
            <text:p>95.5</text:p>
          </table:table-cell>
          <table:table-cell table:formula="of:=[.T11]-[.C11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FH</text:p>
          </table:table-cell>
          <table:table-cell table:formula="of:=[1996CR1.T12]" office:value-type="float" office:value="75.215" calcext:value-type="float">
            <text:p>75.22</text:p>
          </table:table-cell>
          <table:table-cell table:number-columns-repeated="3"/>
          <table:table-cell table:formula="of:=IF([.D12]&lt;=[.F12];[.E12]+[.N12];[.E12]-[.N12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2]=&quot;x&quot;;[.C12]-[.E12];[.C12]-[.E12]+3)" office:value-type="float" office:value="78.215" calcext:value-type="float">
            <text:p>78.22</text:p>
          </table:table-cell>
          <table:table-cell table:formula="of:=IF([.J12]&gt;[$Fix.$D$6];[$Fix.$D$6];IF([.J12]&lt;-[$Fix.$D$6];-[$Fix.$D$6];[.J12]))" office:value-type="float" office:value="15" calcext:value-type="float">
            <text:p>15</text:p>
          </table:table-cell>
          <table:table-cell table:formula="of:=ROUND(IF([.D12]&gt;[.F12];1-(1/[$Fix.$D$6])*[.K12];IF([.D12]&lt;[.F12];1+(1/[$Fix.$D$6])*[.K12];(1/[$Fix.$D$6])*[.K12]));2)" office:value-type="float" office:value="1" calcext:value-type="float">
            <text:p>1,0000</text:p>
          </table:table-cell>
          <table:table-cell table:formula="of:=IF(ABS([.D12]-[.F12])&gt;[.O12];[.L12]*1.5;[.L12])" office:value-type="float" office:value="1" calcext:value-type="float">
            <text:p>1</text:p>
          </table:table-cell>
          <table:table-cell table:formula="of:=IF([.I12]=&quot;x&quot;;[.M12]*[.P12];[.M12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2]&gt;[.F12];[.C12]+[.N12];[.C12]-[.N12])" office:value-type="float" office:value="72.215" calcext:value-type="float">
            <text:p>72.22</text:p>
          </table:table-cell>
          <table:table-cell table:formula="of:=IF([.E12]=&quot;&quot;;&quot;&quot;;[.Q12])">
            <text:p/>
          </table:table-cell>
          <table:table-cell/>
          <table:table-cell table:formula="of:=IF([.D12]=&quot;&quot;;[.C12];(IF([.E12]&lt;&gt;&quot;&quot;;[.R12];[.S12])))" office:value-type="float" office:value="75.215" calcext:value-type="float">
            <text:p>75.22</text:p>
          </table:table-cell>
          <table:table-cell table:formula="of:=[.T12]-[.C12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GY</text:p>
          </table:table-cell>
          <table:table-cell table:formula="of:=[1996CR1.T13]" office:value-type="float" office:value="81.865" calcext:value-type="float">
            <text:p>81.87</text:p>
          </table:table-cell>
          <table:table-cell table:number-columns-repeated="3"/>
          <table:table-cell table:formula="of:=IF([.D13]&lt;=[.F13];[.E13]+[.N13];[.E13]-[.N13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3]=&quot;x&quot;;[.C13]-[.E13];[.C13]-[.E13]+3)" office:value-type="float" office:value="84.865" calcext:value-type="float">
            <text:p>84.87</text:p>
          </table:table-cell>
          <table:table-cell table:formula="of:=IF([.J13]&gt;[$Fix.$D$6];[$Fix.$D$6];IF([.J13]&lt;-[$Fix.$D$6];-[$Fix.$D$6];[.J13]))" office:value-type="float" office:value="15" calcext:value-type="float">
            <text:p>15</text:p>
          </table:table-cell>
          <table:table-cell table:formula="of:=ROUND(IF([.D13]&gt;[.F13];1-(1/[$Fix.$D$6])*[.K13];IF([.D13]&lt;[.F13];1+(1/[$Fix.$D$6])*[.K13];(1/[$Fix.$D$6])*[.K13]));2)" office:value-type="float" office:value="1" calcext:value-type="float">
            <text:p>1,0000</text:p>
          </table:table-cell>
          <table:table-cell table:formula="of:=IF(ABS([.D13]-[.F13])&gt;[.O13];[.L13]*1.5;[.L13])" office:value-type="float" office:value="1" calcext:value-type="float">
            <text:p>1</text:p>
          </table:table-cell>
          <table:table-cell table:formula="of:=IF([.I13]=&quot;x&quot;;[.M13]*[.P13];[.M13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3]&gt;[.F13];[.C13]+[.N13];[.C13]-[.N13])" office:value-type="float" office:value="78.865" calcext:value-type="float">
            <text:p>78.87</text:p>
          </table:table-cell>
          <table:table-cell table:formula="of:=IF([.E13]=&quot;&quot;;&quot;&quot;;[.Q13])">
            <text:p/>
          </table:table-cell>
          <table:table-cell/>
          <table:table-cell table:formula="of:=IF([.D13]=&quot;&quot;;[.C13];(IF([.E13]&lt;&gt;&quot;&quot;;[.R13];[.S13])))" office:value-type="float" office:value="81.865" calcext:value-type="float">
            <text:p>81.87</text:p>
          </table:table-cell>
          <table:table-cell table:formula="of:=[.T13]-[.C13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KE</text:p>
          </table:table-cell>
          <table:table-cell table:formula="of:=[1996CR1.T14]" office:value-type="float" office:value="86.04" calcext:value-type="float">
            <text:p>86.04</text:p>
          </table:table-cell>
          <table:table-cell table:number-columns-repeated="3"/>
          <table:table-cell table:formula="of:=IF([.D14]&lt;=[.F14];[.E14]+[.N14];[.E14]-[.N14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4]=&quot;x&quot;;[.C14]-[.E14];[.C14]-[.E14]+3)" office:value-type="float" office:value="89.04" calcext:value-type="float">
            <text:p>89.04</text:p>
          </table:table-cell>
          <table:table-cell table:formula="of:=IF([.J14]&gt;[$Fix.$D$6];[$Fix.$D$6];IF([.J14]&lt;-[$Fix.$D$6];-[$Fix.$D$6];[.J14]))" office:value-type="float" office:value="15" calcext:value-type="float">
            <text:p>15</text:p>
          </table:table-cell>
          <table:table-cell table:formula="of:=ROUND(IF([.D14]&gt;[.F14];1-(1/[$Fix.$D$6])*[.K14];IF([.D14]&lt;[.F14];1+(1/[$Fix.$D$6])*[.K14];(1/[$Fix.$D$6])*[.K14]));2)" office:value-type="float" office:value="1" calcext:value-type="float">
            <text:p>1,0000</text:p>
          </table:table-cell>
          <table:table-cell table:formula="of:=IF(ABS([.D14]-[.F14])&gt;[.O14];[.L14]*1.5;[.L14])" office:value-type="float" office:value="1" calcext:value-type="float">
            <text:p>1</text:p>
          </table:table-cell>
          <table:table-cell table:formula="of:=IF([.I14]=&quot;x&quot;;[.M14]*[.P14];[.M14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4]&gt;[.F14];[.C14]+[.N14];[.C14]-[.N14])" office:value-type="float" office:value="83.04" calcext:value-type="float">
            <text:p>83.04</text:p>
          </table:table-cell>
          <table:table-cell table:formula="of:=IF([.E14]=&quot;&quot;;&quot;&quot;;[.Q14])">
            <text:p/>
          </table:table-cell>
          <table:table-cell/>
          <table:table-cell table:formula="of:=IF([.D14]=&quot;&quot;;[.C14];(IF([.E14]&lt;&gt;&quot;&quot;;[.R14];[.S14])))" office:value-type="float" office:value="86.04" calcext:value-type="float">
            <text:p>86.04</text:p>
          </table:table-cell>
          <table:table-cell table:formula="of:=[.T14]-[.C1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KK</text:p>
          </table:table-cell>
          <table:table-cell table:formula="of:=[1996CR1.T15]" office:value-type="float" office:value="61.085" calcext:value-type="float">
            <text:p>61.09</text:p>
          </table:table-cell>
          <table:table-cell table:number-columns-repeated="3"/>
          <table:table-cell table:formula="of:=IF([.D15]&lt;=[.F15];[.E15]+[.N15];[.E15]-[.N15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5]=&quot;x&quot;;[.C15]-[.E15];[.C15]-[.E15]+3)" office:value-type="float" office:value="64.085" calcext:value-type="float">
            <text:p>64.09</text:p>
          </table:table-cell>
          <table:table-cell table:formula="of:=IF([.J15]&gt;[$Fix.$D$6];[$Fix.$D$6];IF([.J15]&lt;-[$Fix.$D$6];-[$Fix.$D$6];[.J15]))" office:value-type="float" office:value="15" calcext:value-type="float">
            <text:p>15</text:p>
          </table:table-cell>
          <table:table-cell table:formula="of:=ROUND(IF([.D15]&gt;[.F15];1-(1/[$Fix.$D$6])*[.K15];IF([.D15]&lt;[.F15];1+(1/[$Fix.$D$6])*[.K15];(1/[$Fix.$D$6])*[.K15]));2)" office:value-type="float" office:value="1" calcext:value-type="float">
            <text:p>1,0000</text:p>
          </table:table-cell>
          <table:table-cell table:formula="of:=IF(ABS([.D15]-[.F15])&gt;[.O15];[.L15]*1.5;[.L15])" office:value-type="float" office:value="1" calcext:value-type="float">
            <text:p>1</text:p>
          </table:table-cell>
          <table:table-cell table:formula="of:=IF([.I15]=&quot;x&quot;;[.M15]*[.P15];[.M15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5]&gt;[.F15];[.C15]+[.N15];[.C15]-[.N15])" office:value-type="float" office:value="58.085" calcext:value-type="float">
            <text:p>58.09</text:p>
          </table:table-cell>
          <table:table-cell table:formula="of:=IF([.E15]=&quot;&quot;;&quot;&quot;;[.Q15])">
            <text:p/>
          </table:table-cell>
          <table:table-cell/>
          <table:table-cell table:formula="of:=IF([.D15]=&quot;&quot;;[.C15];(IF([.E15]&lt;&gt;&quot;&quot;;[.R15];[.S15])))" office:value-type="float" office:value="61.085" calcext:value-type="float">
            <text:p>61.09</text:p>
          </table:table-cell>
          <table:table-cell table:formula="of:=[.T15]-[.C1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KY</text:p>
          </table:table-cell>
          <table:table-cell table:formula="of:=[1996CR1.T16]" office:value-type="float" office:value="86.99" calcext:value-type="float">
            <text:p>86.99</text:p>
          </table:table-cell>
          <table:table-cell table:number-columns-repeated="3"/>
          <table:table-cell table:formula="of:=IF([.D16]&lt;=[.F16];[.E16]+[.N16];[.E16]-[.N16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6]=&quot;x&quot;;[.C16]-[.E16];[.C16]-[.E16]+3)" office:value-type="float" office:value="89.99" calcext:value-type="float">
            <text:p>89.99</text:p>
          </table:table-cell>
          <table:table-cell table:formula="of:=IF([.J16]&gt;[$Fix.$D$6];[$Fix.$D$6];IF([.J16]&lt;-[$Fix.$D$6];-[$Fix.$D$6];[.J16]))" office:value-type="float" office:value="15" calcext:value-type="float">
            <text:p>15</text:p>
          </table:table-cell>
          <table:table-cell table:formula="of:=ROUND(IF([.D16]&gt;[.F16];1-(1/[$Fix.$D$6])*[.K16];IF([.D16]&lt;[.F16];1+(1/[$Fix.$D$6])*[.K16];(1/[$Fix.$D$6])*[.K16]));2)" office:value-type="float" office:value="1" calcext:value-type="float">
            <text:p>1,0000</text:p>
          </table:table-cell>
          <table:table-cell table:formula="of:=IF(ABS([.D16]-[.F16])&gt;[.O16];[.L16]*1.5;[.L16])" office:value-type="float" office:value="1" calcext:value-type="float">
            <text:p>1</text:p>
          </table:table-cell>
          <table:table-cell table:formula="of:=IF([.I16]=&quot;x&quot;;[.M16]*[.P16];[.M16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6]&gt;[.F16];[.C16]+[.N16];[.C16]-[.N16])" office:value-type="float" office:value="83.99" calcext:value-type="float">
            <text:p>83.99</text:p>
          </table:table-cell>
          <table:table-cell table:formula="of:=IF([.E16]=&quot;&quot;;&quot;&quot;;[.Q16])">
            <text:p/>
          </table:table-cell>
          <table:table-cell/>
          <table:table-cell table:formula="of:=IF([.D16]=&quot;&quot;;[.C16];(IF([.E16]&lt;&gt;&quot;&quot;;[.R16];[.S16])))" office:value-type="float" office:value="86.99" calcext:value-type="float">
            <text:p>86.99</text:p>
          </table:table-cell>
          <table:table-cell table:formula="of:=[.T16]-[.C16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LD</text:p>
          </table:table-cell>
          <table:table-cell table:formula="of:=[1996CR1.T17]" office:value-type="float" office:value="70.41" calcext:value-type="float">
            <text:p>70.41</text:p>
          </table:table-cell>
          <table:table-cell table:number-columns-repeated="3"/>
          <table:table-cell table:formula="of:=IF([.D17]&lt;=[.F17];[.E17]+[.N17];[.E17]-[.N17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7]=&quot;x&quot;;[.C17]-[.E17];[.C17]-[.E17]+3)" office:value-type="float" office:value="73.41" calcext:value-type="float">
            <text:p>73.41</text:p>
          </table:table-cell>
          <table:table-cell table:formula="of:=IF([.J17]&gt;[$Fix.$D$6];[$Fix.$D$6];IF([.J17]&lt;-[$Fix.$D$6];-[$Fix.$D$6];[.J17]))" office:value-type="float" office:value="15" calcext:value-type="float">
            <text:p>15</text:p>
          </table:table-cell>
          <table:table-cell table:formula="of:=ROUND(IF([.D17]&gt;[.F17];1-(1/[$Fix.$D$6])*[.K17];IF([.D17]&lt;[.F17];1+(1/[$Fix.$D$6])*[.K17];(1/[$Fix.$D$6])*[.K17]));2)" office:value-type="float" office:value="1" calcext:value-type="float">
            <text:p>1,0000</text:p>
          </table:table-cell>
          <table:table-cell table:formula="of:=IF(ABS([.D17]-[.F17])&gt;[.O17];[.L17]*1.5;[.L17])" office:value-type="float" office:value="1" calcext:value-type="float">
            <text:p>1</text:p>
          </table:table-cell>
          <table:table-cell table:formula="of:=IF([.I17]=&quot;x&quot;;[.M17]*[.P17];[.M17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7]&gt;[.F17];[.C17]+[.N17];[.C17]-[.N17])" office:value-type="float" office:value="67.41" calcext:value-type="float">
            <text:p>67.41</text:p>
          </table:table-cell>
          <table:table-cell table:formula="of:=IF([.E17]=&quot;&quot;;&quot;&quot;;[.Q17])">
            <text:p/>
          </table:table-cell>
          <table:table-cell/>
          <table:table-cell table:formula="of:=IF([.D17]=&quot;&quot;;[.C17];(IF([.E17]&lt;&gt;&quot;&quot;;[.R17];[.S17])))" office:value-type="float" office:value="70.41" calcext:value-type="float">
            <text:p>70.41</text:p>
          </table:table-cell>
          <table:table-cell table:formula="of:=[.T17]-[.C17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LH</text:p>
          </table:table-cell>
          <table:table-cell table:formula="of:=[1996CR1.T18]" office:value-type="float" office:value="86.29" calcext:value-type="float">
            <text:p>86.29</text:p>
          </table:table-cell>
          <table:table-cell table:number-columns-repeated="3"/>
          <table:table-cell table:formula="of:=IF([.D18]&lt;=[.F18];[.E18]+[.N18];[.E18]-[.N18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8]=&quot;x&quot;;[.C18]-[.E18];[.C18]-[.E18]+3)" office:value-type="float" office:value="89.29" calcext:value-type="float">
            <text:p>89.29</text:p>
          </table:table-cell>
          <table:table-cell table:formula="of:=IF([.J18]&gt;[$Fix.$D$6];[$Fix.$D$6];IF([.J18]&lt;-[$Fix.$D$6];-[$Fix.$D$6];[.J18]))" office:value-type="float" office:value="15" calcext:value-type="float">
            <text:p>15</text:p>
          </table:table-cell>
          <table:table-cell table:formula="of:=ROUND(IF([.D18]&gt;[.F18];1-(1/[$Fix.$D$6])*[.K18];IF([.D18]&lt;[.F18];1+(1/[$Fix.$D$6])*[.K18];(1/[$Fix.$D$6])*[.K18]));2)" office:value-type="float" office:value="1" calcext:value-type="float">
            <text:p>1,0000</text:p>
          </table:table-cell>
          <table:table-cell table:formula="of:=IF(ABS([.D18]-[.F18])&gt;[.O18];[.L18]*1.5;[.L18])" office:value-type="float" office:value="1" calcext:value-type="float">
            <text:p>1</text:p>
          </table:table-cell>
          <table:table-cell table:formula="of:=IF([.I18]=&quot;x&quot;;[.M18]*[.P18];[.M18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8]&gt;[.F18];[.C18]+[.N18];[.C18]-[.N18])" office:value-type="float" office:value="83.29" calcext:value-type="float">
            <text:p>83.29</text:p>
          </table:table-cell>
          <table:table-cell table:formula="of:=IF([.E18]=&quot;&quot;;&quot;&quot;;[.Q18])">
            <text:p/>
          </table:table-cell>
          <table:table-cell/>
          <table:table-cell table:formula="of:=IF([.D18]=&quot;&quot;;[.C18];(IF([.E18]&lt;&gt;&quot;&quot;;[.R18];[.S18])))" office:value-type="float" office:value="86.29" calcext:value-type="float">
            <text:p>86.29</text:p>
          </table:table-cell>
          <table:table-cell table:formula="of:=[.T18]-[.C18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LK</text:p>
          </table:table-cell>
          <table:table-cell table:formula="of:=[1996CR1.T19]" office:value-type="float" office:value="69.45" calcext:value-type="float">
            <text:p>69.45</text:p>
          </table:table-cell>
          <table:table-cell table:number-columns-repeated="3"/>
          <table:table-cell table:formula="of:=IF([.D19]&lt;=[.F19];[.E19]+[.N19];[.E19]-[.N19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19]=&quot;x&quot;;[.C19]-[.E19];[.C19]-[.E19]+3)" office:value-type="float" office:value="72.45" calcext:value-type="float">
            <text:p>72.45</text:p>
          </table:table-cell>
          <table:table-cell table:formula="of:=IF([.J19]&gt;[$Fix.$D$6];[$Fix.$D$6];IF([.J19]&lt;-[$Fix.$D$6];-[$Fix.$D$6];[.J19]))" office:value-type="float" office:value="15" calcext:value-type="float">
            <text:p>15</text:p>
          </table:table-cell>
          <table:table-cell table:formula="of:=ROUND(IF([.D19]&gt;[.F19];1-(1/[$Fix.$D$6])*[.K19];IF([.D19]&lt;[.F19];1+(1/[$Fix.$D$6])*[.K19];(1/[$Fix.$D$6])*[.K19]));2)" office:value-type="float" office:value="1" calcext:value-type="float">
            <text:p>1,0000</text:p>
          </table:table-cell>
          <table:table-cell table:formula="of:=IF(ABS([.D19]-[.F19])&gt;[.O19];[.L19]*1.5;[.L19])" office:value-type="float" office:value="1" calcext:value-type="float">
            <text:p>1</text:p>
          </table:table-cell>
          <table:table-cell table:formula="of:=IF([.I19]=&quot;x&quot;;[.M19]*[.P19];[.M19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19]&gt;[.F19];[.C19]+[.N19];[.C19]-[.N19])" office:value-type="float" office:value="66.45" calcext:value-type="float">
            <text:p>66.45</text:p>
          </table:table-cell>
          <table:table-cell table:formula="of:=IF([.E19]=&quot;&quot;;&quot;&quot;;[.Q19])">
            <text:p/>
          </table:table-cell>
          <table:table-cell/>
          <table:table-cell table:formula="of:=IF([.D19]=&quot;&quot;;[.C19];(IF([.E19]&lt;&gt;&quot;&quot;;[.R19];[.S19])))" office:value-type="float" office:value="69.45" calcext:value-type="float">
            <text:p>69.45</text:p>
          </table:table-cell>
          <table:table-cell table:formula="of:=[.T19]-[.C19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LM</text:p>
          </table:table-cell>
          <table:table-cell table:formula="of:=[1996CR1.T20]" office:value-type="float" office:value="82.88" calcext:value-type="float">
            <text:p>82.88</text:p>
          </table:table-cell>
          <table:table-cell table:number-columns-repeated="3"/>
          <table:table-cell table:formula="of:=IF([.D20]&lt;=[.F20];[.E20]+[.N20];[.E20]-[.N20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0]=&quot;x&quot;;[.C20]-[.E20];[.C20]-[.E20]+3)" office:value-type="float" office:value="85.88" calcext:value-type="float">
            <text:p>85.88</text:p>
          </table:table-cell>
          <table:table-cell table:formula="of:=IF([.J20]&gt;[$Fix.$D$6];[$Fix.$D$6];IF([.J20]&lt;-[$Fix.$D$6];-[$Fix.$D$6];[.J20]))" office:value-type="float" office:value="15" calcext:value-type="float">
            <text:p>15</text:p>
          </table:table-cell>
          <table:table-cell table:formula="of:=ROUND(IF([.D20]&gt;[.F20];1-(1/[$Fix.$D$6])*[.K20];IF([.D20]&lt;[.F20];1+(1/[$Fix.$D$6])*[.K20];(1/[$Fix.$D$6])*[.K20]));2)" office:value-type="float" office:value="1" calcext:value-type="float">
            <text:p>1,0000</text:p>
          </table:table-cell>
          <table:table-cell table:formula="of:=IF(ABS([.D20]-[.F20])&gt;[.O20];[.L20]*1.5;[.L20])" office:value-type="float" office:value="1" calcext:value-type="float">
            <text:p>1</text:p>
          </table:table-cell>
          <table:table-cell table:formula="of:=IF([.I20]=&quot;x&quot;;[.M20]*[.P20];[.M20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0]&gt;[.F20];[.C20]+[.N20];[.C20]-[.N20])" office:value-type="float" office:value="79.88" calcext:value-type="float">
            <text:p>79.88</text:p>
          </table:table-cell>
          <table:table-cell table:formula="of:=IF([.E20]=&quot;&quot;;&quot;&quot;;[.Q20])">
            <text:p/>
          </table:table-cell>
          <table:table-cell/>
          <table:table-cell table:formula="of:=IF([.D20]=&quot;&quot;;[.C20];(IF([.E20]&lt;&gt;&quot;&quot;;[.R20];[.S20])))" office:value-type="float" office:value="82.88" calcext:value-type="float">
            <text:p>82.88</text:p>
          </table:table-cell>
          <table:table-cell table:formula="of:=[.T20]-[.C20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London</text:p>
          </table:table-cell>
          <table:table-cell table:formula="of:=[1996CR1.T21]" office:value-type="float" office:value="61.5" calcext:value-type="float">
            <text:p>61.5</text:p>
          </table:table-cell>
          <table:table-cell table:number-columns-repeated="3"/>
          <table:table-cell table:formula="of:=IF([.D21]&lt;=[.F21];[.E21]+[.N21];[.E21]-[.N21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1]=&quot;x&quot;;[.C21]-[.E21];[.C21]-[.E21]+3)" office:value-type="float" office:value="64.5" calcext:value-type="float">
            <text:p>64.5</text:p>
          </table:table-cell>
          <table:table-cell table:formula="of:=IF([.J21]&gt;[$Fix.$D$6];[$Fix.$D$6];IF([.J21]&lt;-[$Fix.$D$6];-[$Fix.$D$6];[.J21]))" office:value-type="float" office:value="15" calcext:value-type="float">
            <text:p>15</text:p>
          </table:table-cell>
          <table:table-cell table:formula="of:=ROUND(IF([.D21]&gt;[.F21];1-(1/[$Fix.$D$6])*[.K21];IF([.D21]&lt;[.F21];1+(1/[$Fix.$D$6])*[.K21];(1/[$Fix.$D$6])*[.K21]));2)" office:value-type="float" office:value="1" calcext:value-type="float">
            <text:p>1,0000</text:p>
          </table:table-cell>
          <table:table-cell table:formula="of:=IF(ABS([.D21]-[.F21])&gt;[.O21];[.L21]*1.5;[.L21])" office:value-type="float" office:value="1" calcext:value-type="float">
            <text:p>1</text:p>
          </table:table-cell>
          <table:table-cell table:formula="of:=IF([.I21]=&quot;x&quot;;[.M21]*[.P21];[.M21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1]&gt;[.F21];[.C21]+[.N21];[.C21]-[.N21])" office:value-type="float" office:value="58.5" calcext:value-type="float">
            <text:p>58.5</text:p>
          </table:table-cell>
          <table:table-cell table:formula="of:=IF([.E21]=&quot;&quot;;&quot;&quot;;[.Q21])">
            <text:p/>
          </table:table-cell>
          <table:table-cell/>
          <table:table-cell table:formula="of:=IF([.D21]=&quot;&quot;;[.C21];(IF([.E21]&lt;&gt;&quot;&quot;;[.R21];[.S21])))" office:value-type="float" office:value="61.5" calcext:value-type="float">
            <text:p>61.5</text:p>
          </table:table-cell>
          <table:table-cell table:formula="of:=[.T21]-[.C21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LS</text:p>
          </table:table-cell>
          <table:table-cell table:formula="of:=[1996CR1.T22]" office:value-type="float" office:value="82.015" calcext:value-type="float">
            <text:p>82.02</text:p>
          </table:table-cell>
          <table:table-cell table:number-columns-repeated="3"/>
          <table:table-cell table:formula="of:=IF([.D22]&lt;=[.F22];[.E22]+[.N22];[.E22]-[.N22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2]=&quot;x&quot;;[.C22]-[.E22];[.C22]-[.E22]+3)" office:value-type="float" office:value="85.015" calcext:value-type="float">
            <text:p>85.02</text:p>
          </table:table-cell>
          <table:table-cell table:formula="of:=IF([.J22]&gt;[$Fix.$D$6];[$Fix.$D$6];IF([.J22]&lt;-[$Fix.$D$6];-[$Fix.$D$6];[.J22]))" office:value-type="float" office:value="15" calcext:value-type="float">
            <text:p>15</text:p>
          </table:table-cell>
          <table:table-cell table:formula="of:=ROUND(IF([.D22]&gt;[.F22];1-(1/[$Fix.$D$6])*[.K22];IF([.D22]&lt;[.F22];1+(1/[$Fix.$D$6])*[.K22];(1/[$Fix.$D$6])*[.K22]));2)" office:value-type="float" office:value="1" calcext:value-type="float">
            <text:p>1,0000</text:p>
          </table:table-cell>
          <table:table-cell table:formula="of:=IF(ABS([.D22]-[.F22])&gt;[.O22];[.L22]*1.5;[.L22])" office:value-type="float" office:value="1" calcext:value-type="float">
            <text:p>1</text:p>
          </table:table-cell>
          <table:table-cell table:formula="of:=IF([.I22]=&quot;x&quot;;[.M22]*[.P22];[.M22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2]&gt;[.F22];[.C22]+[.N22];[.C22]-[.N22])" office:value-type="float" office:value="79.015" calcext:value-type="float">
            <text:p>79.02</text:p>
          </table:table-cell>
          <table:table-cell table:formula="of:=IF([.E22]=&quot;&quot;;&quot;&quot;;[.Q22])">
            <text:p/>
          </table:table-cell>
          <table:table-cell/>
          <table:table-cell table:formula="of:=IF([.D22]=&quot;&quot;;[.C22];(IF([.E22]&lt;&gt;&quot;&quot;;[.R22];[.S22])))" office:value-type="float" office:value="82.015" calcext:value-type="float">
            <text:p>82.02</text:p>
          </table:table-cell>
          <table:table-cell table:formula="of:=[.T22]-[.C22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MH</text:p>
          </table:table-cell>
          <table:table-cell table:formula="of:=[1996CR1.T23]" office:value-type="float" office:value="85.55" calcext:value-type="float">
            <text:p>85.55</text:p>
          </table:table-cell>
          <table:table-cell table:number-columns-repeated="3"/>
          <table:table-cell table:formula="of:=IF([.D23]&lt;=[.F23];[.E23]+[.N23];[.E23]-[.N23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3]=&quot;x&quot;;[.C23]-[.E23];[.C23]-[.E23]+3)" office:value-type="float" office:value="88.55" calcext:value-type="float">
            <text:p>88.55</text:p>
          </table:table-cell>
          <table:table-cell table:formula="of:=IF([.J23]&gt;[$Fix.$D$6];[$Fix.$D$6];IF([.J23]&lt;-[$Fix.$D$6];-[$Fix.$D$6];[.J23]))" office:value-type="float" office:value="15" calcext:value-type="float">
            <text:p>15</text:p>
          </table:table-cell>
          <table:table-cell table:formula="of:=ROUND(IF([.D23]&gt;[.F23];1-(1/[$Fix.$D$6])*[.K23];IF([.D23]&lt;[.F23];1+(1/[$Fix.$D$6])*[.K23];(1/[$Fix.$D$6])*[.K23]));2)" office:value-type="float" office:value="1" calcext:value-type="float">
            <text:p>1,0000</text:p>
          </table:table-cell>
          <table:table-cell table:formula="of:=IF(ABS([.D23]-[.F23])&gt;[.O23];[.L23]*1.5;[.L23])" office:value-type="float" office:value="1" calcext:value-type="float">
            <text:p>1</text:p>
          </table:table-cell>
          <table:table-cell table:formula="of:=IF([.I23]=&quot;x&quot;;[.M23]*[.P23];[.M23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3]&gt;[.F23];[.C23]+[.N23];[.C23]-[.N23])" office:value-type="float" office:value="82.55" calcext:value-type="float">
            <text:p>82.55</text:p>
          </table:table-cell>
          <table:table-cell table:formula="of:=IF([.E23]=&quot;&quot;;&quot;&quot;;[.Q23])">
            <text:p/>
          </table:table-cell>
          <table:table-cell table:style-name="ce12"/>
          <table:table-cell table:formula="of:=IF([.D23]=&quot;&quot;;[.C23];(IF([.E23]&lt;&gt;&quot;&quot;;[.R23];[.S23])))" office:value-type="float" office:value="85.55" calcext:value-type="float">
            <text:p>85.55</text:p>
          </table:table-cell>
          <table:table-cell table:formula="of:=[.T23]-[.C23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Monaghan</text:p>
          </table:table-cell>
          <table:table-cell table:formula="of:=[1996CR1.T24]" office:value-type="float" office:value="87.34" calcext:value-type="float">
            <text:p>87.34</text:p>
          </table:table-cell>
          <table:table-cell table:number-columns-repeated="3"/>
          <table:table-cell table:formula="of:=IF([.D24]&lt;=[.F24];[.E24]+[.N24];[.E24]-[.N24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4]=&quot;x&quot;;[.C24]-[.E24];[.C24]-[.E24]+3)" office:value-type="float" office:value="90.34" calcext:value-type="float">
            <text:p>90.34</text:p>
          </table:table-cell>
          <table:table-cell table:formula="of:=IF([.J24]&gt;[$Fix.$D$6];[$Fix.$D$6];IF([.J24]&lt;-[$Fix.$D$6];-[$Fix.$D$6];[.J24]))" office:value-type="float" office:value="15" calcext:value-type="float">
            <text:p>15</text:p>
          </table:table-cell>
          <table:table-cell table:formula="of:=ROUND(IF([.D24]&gt;[.F24];1-(1/[$Fix.$D$6])*[.K24];IF([.D24]&lt;[.F24];1+(1/[$Fix.$D$6])*[.K24];(1/[$Fix.$D$6])*[.K24]));2)" office:value-type="float" office:value="1" calcext:value-type="float">
            <text:p>1,0000</text:p>
          </table:table-cell>
          <table:table-cell table:formula="of:=IF(ABS([.D24]-[.F24])&gt;[.O24];[.L24]*1.5;[.L24])" office:value-type="float" office:value="1" calcext:value-type="float">
            <text:p>1</text:p>
          </table:table-cell>
          <table:table-cell table:formula="of:=IF([.I24]=&quot;x&quot;;[.M24]*[.P24];[.M24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4]&gt;[.F24];[.C24]+[.N24];[.C24]-[.N24])" office:value-type="float" office:value="84.34" calcext:value-type="float">
            <text:p>84.34</text:p>
          </table:table-cell>
          <table:table-cell table:formula="of:=IF([.E24]=&quot;&quot;;&quot;&quot;;[.Q24])">
            <text:p/>
          </table:table-cell>
          <table:table-cell/>
          <table:table-cell table:formula="of:=IF([.D24]=&quot;&quot;;[.C24];(IF([.E24]&lt;&gt;&quot;&quot;;[.R24];[.S24])))" office:value-type="float" office:value="87.34" calcext:value-type="float">
            <text:p>87.34</text:p>
          </table:table-cell>
          <table:table-cell table:formula="of:=[.T24]-[.C24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MO</text:p>
          </table:table-cell>
          <table:table-cell table:formula="of:=[1996CR1.T25]" office:value-type="float" office:value="85.745" calcext:value-type="float">
            <text:p>85.75</text:p>
          </table:table-cell>
          <table:table-cell table:number-columns-repeated="3"/>
          <table:table-cell table:formula="of:=IF([.D25]&lt;=[.F25];[.E25]+[.N25];[.E25]-[.N25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5]=&quot;x&quot;;[.C25]-[.E25];[.C25]-[.E25]+3)" office:value-type="float" office:value="88.745" calcext:value-type="float">
            <text:p>88.75</text:p>
          </table:table-cell>
          <table:table-cell table:formula="of:=IF([.J25]&gt;[$Fix.$D$6];[$Fix.$D$6];IF([.J25]&lt;-[$Fix.$D$6];-[$Fix.$D$6];[.J25]))" office:value-type="float" office:value="15" calcext:value-type="float">
            <text:p>15</text:p>
          </table:table-cell>
          <table:table-cell table:formula="of:=ROUND(IF([.D25]&gt;[.F25];1-(1/[$Fix.$D$6])*[.K25];IF([.D25]&lt;[.F25];1+(1/[$Fix.$D$6])*[.K25];(1/[$Fix.$D$6])*[.K25]));2)" office:value-type="float" office:value="1" calcext:value-type="float">
            <text:p>1,0000</text:p>
          </table:table-cell>
          <table:table-cell table:formula="of:=IF(ABS([.D25]-[.F25])&gt;[.O25];[.L25]*1.5;[.L25])" office:value-type="float" office:value="1" calcext:value-type="float">
            <text:p>1</text:p>
          </table:table-cell>
          <table:table-cell table:formula="of:=IF([.I25]=&quot;x&quot;;[.M25]*[.P25];[.M25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5]&gt;[.F25];[.C25]+[.N25];[.C25]-[.N25])" office:value-type="float" office:value="82.745" calcext:value-type="float">
            <text:p>82.75</text:p>
          </table:table-cell>
          <table:table-cell table:formula="of:=IF([.E25]=&quot;&quot;;&quot;&quot;;[.Q25])">
            <text:p/>
          </table:table-cell>
          <table:table-cell/>
          <table:table-cell table:formula="of:=IF([.D25]=&quot;&quot;;[.C25];(IF([.E25]&lt;&gt;&quot;&quot;;[.R25];[.S25])))" office:value-type="float" office:value="85.745" calcext:value-type="float">
            <text:p>85.75</text:p>
          </table:table-cell>
          <table:table-cell table:formula="of:=[.T25]-[.C25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NY</text:p>
          </table:table-cell>
          <table:table-cell table:formula="of:=[1996CR1.T26]" office:value-type="float" office:value="0" calcext:value-type="float">
            <text:p>0</text:p>
          </table:table-cell>
          <table:table-cell table:number-columns-repeated="3"/>
          <table:table-cell table:formula="of:=IF([.D26]&lt;=[.F26];[.E26]+[.N26];[.E26]-[.N26])" office:value-type="float" office:value="0.6" calcext:value-type="float">
            <text:p>0.6</text:p>
          </table:table-cell>
          <table:table-cell/>
          <table:table-cell office:value-type="string" calcext:value-type="string">
            <text:p>x</text:p>
          </table:table-cell>
          <table:table-cell table:formula="of:=IF([.H26]=&quot;x&quot;;[.C26]-[.E26];[.C26]-[.E26]+3)" office:value-type="float" office:value="3" calcext:value-type="float">
            <text:p>3</text:p>
          </table:table-cell>
          <table:table-cell table:formula="of:=IF([.J26]&gt;[$Fix.$D$6];[$Fix.$D$6];IF([.J26]&lt;-[$Fix.$D$6];-[$Fix.$D$6];[.J26]))" office:value-type="float" office:value="3" calcext:value-type="float">
            <text:p>3</text:p>
          </table:table-cell>
          <table:table-cell table:formula="of:=ROUND(IF([.D26]&gt;[.F26];1-(1/[$Fix.$D$6])*[.K26];IF([.D26]&lt;[.F26];1+(1/[$Fix.$D$6])*[.K26];(1/[$Fix.$D$6])*[.K26]));2)" office:value-type="float" office:value="0.2" calcext:value-type="float">
            <text:p>0,2000</text:p>
          </table:table-cell>
          <table:table-cell table:formula="of:=IF(ABS([.D26]-[.F26])&gt;[.O26];[.L26]*1.5;[.L26])" office:value-type="float" office:value="0.2" calcext:value-type="float">
            <text:p>0.2</text:p>
          </table:table-cell>
          <table:table-cell table:formula="of:=IF([.I26]=&quot;x&quot;;[.M26]*[.P26];[.M26])" office:value-type="float" office:value="0.6" calcext:value-type="float">
            <text:p>0.6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6]&gt;[.F26];[.C26]+[.N26];[.C26]-[.N26])" office:value-type="float" office:value="-0.6" calcext:value-type="float">
            <text:p>-0.6</text:p>
          </table:table-cell>
          <table:table-cell table:formula="of:=IF([.E26]=&quot;&quot;;&quot;&quot;;[.Q26])">
            <text:p/>
          </table:table-cell>
          <table:table-cell/>
          <table:table-cell table:formula="of:=IF([.D26]=&quot;&quot;;[.C26];(IF([.E26]&lt;&gt;&quot;&quot;;[.R26];[.S26])))" office:value-type="float" office:value="0" calcext:value-type="float">
            <text:p>0</text:p>
          </table:table-cell>
          <table:table-cell table:formula="of:=[.T26]-[.C26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OY</text:p>
          </table:table-cell>
          <table:table-cell table:formula="of:=[1996CR1.T27]" office:value-type="float" office:value="72.945" calcext:value-type="float">
            <text:p>72.95</text:p>
          </table:table-cell>
          <table:table-cell table:number-columns-repeated="3"/>
          <table:table-cell table:formula="of:=IF([.D27]&lt;=[.F27];[.E27]+[.N27];[.E27]-[.N27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7]=&quot;x&quot;;[.C27]-[.E27];[.C27]-[.E27]+3)" office:value-type="float" office:value="75.945" calcext:value-type="float">
            <text:p>75.95</text:p>
          </table:table-cell>
          <table:table-cell table:formula="of:=IF([.J27]&gt;[$Fix.$D$6];[$Fix.$D$6];IF([.J27]&lt;-[$Fix.$D$6];-[$Fix.$D$6];[.J27]))" office:value-type="float" office:value="15" calcext:value-type="float">
            <text:p>15</text:p>
          </table:table-cell>
          <table:table-cell table:formula="of:=ROUND(IF([.D27]&gt;[.F27];1-(1/[$Fix.$D$6])*[.K27];IF([.D27]&lt;[.F27];1+(1/[$Fix.$D$6])*[.K27];(1/[$Fix.$D$6])*[.K27]));2)" office:value-type="float" office:value="1" calcext:value-type="float">
            <text:p>1,0000</text:p>
          </table:table-cell>
          <table:table-cell table:formula="of:=IF(ABS([.D27]-[.F27])&gt;[.O27];[.L27]*1.5;[.L27])" office:value-type="float" office:value="1" calcext:value-type="float">
            <text:p>1</text:p>
          </table:table-cell>
          <table:table-cell table:formula="of:=IF([.I27]=&quot;x&quot;;[.M27]*[.P27];[.M27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7]&gt;[.F27];[.C27]+[.N27];[.C27]-[.N27])" office:value-type="float" office:value="69.945" calcext:value-type="float">
            <text:p>69.95</text:p>
          </table:table-cell>
          <table:table-cell table:formula="of:=IF([.E27]=&quot;&quot;;&quot;&quot;;[.Q27])">
            <text:p/>
          </table:table-cell>
          <table:table-cell/>
          <table:table-cell table:formula="of:=IF([.D27]=&quot;&quot;;[.C27];(IF([.E27]&lt;&gt;&quot;&quot;;[.R27];[.S27])))" office:value-type="float" office:value="72.945" calcext:value-type="float">
            <text:p>72.95</text:p>
          </table:table-cell>
          <table:table-cell table:formula="of:=[.T27]-[.C27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RN</text:p>
          </table:table-cell>
          <table:table-cell table:formula="of:=[1996CR1.T28]" office:value-type="float" office:value="82.09" calcext:value-type="float">
            <text:p>82.09</text:p>
          </table:table-cell>
          <table:table-cell table:number-columns-repeated="3"/>
          <table:table-cell table:formula="of:=IF([.D28]&lt;=[.F28];[.E28]+[.N28];[.E28]-[.N28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8]=&quot;x&quot;;[.C28]-[.E28];[.C28]-[.E28]+3)" office:value-type="float" office:value="85.09" calcext:value-type="float">
            <text:p>85.09</text:p>
          </table:table-cell>
          <table:table-cell table:formula="of:=IF([.J28]&gt;[$Fix.$D$6];[$Fix.$D$6];IF([.J28]&lt;-[$Fix.$D$6];-[$Fix.$D$6];[.J28]))" office:value-type="float" office:value="15" calcext:value-type="float">
            <text:p>15</text:p>
          </table:table-cell>
          <table:table-cell table:formula="of:=ROUND(IF([.D28]&gt;[.F28];1-(1/[$Fix.$D$6])*[.K28];IF([.D28]&lt;[.F28];1+(1/[$Fix.$D$6])*[.K28];(1/[$Fix.$D$6])*[.K28]));2)" office:value-type="float" office:value="1" calcext:value-type="float">
            <text:p>1,0000</text:p>
          </table:table-cell>
          <table:table-cell table:formula="of:=IF(ABS([.D28]-[.F28])&gt;[.O28];[.L28]*1.5;[.L28])" office:value-type="float" office:value="1" calcext:value-type="float">
            <text:p>1</text:p>
          </table:table-cell>
          <table:table-cell table:formula="of:=IF([.I28]=&quot;x&quot;;[.M28]*[.P28];[.M28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8]&gt;[.F28];[.C28]+[.N28];[.C28]-[.N28])" office:value-type="float" office:value="79.09" calcext:value-type="float">
            <text:p>79.09</text:p>
          </table:table-cell>
          <table:table-cell table:formula="of:=IF([.E28]=&quot;&quot;;&quot;&quot;;[.Q28])">
            <text:p/>
          </table:table-cell>
          <table:table-cell/>
          <table:table-cell table:formula="of:=IF([.D28]=&quot;&quot;;[.C28];(IF([.E28]&lt;&gt;&quot;&quot;;[.R28];[.S28])))" office:value-type="float" office:value="82.09" calcext:value-type="float">
            <text:p>82.09</text:p>
          </table:table-cell>
          <table:table-cell table:formula="of:=[.T28]-[.C28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SO</text:p>
          </table:table-cell>
          <table:table-cell table:formula="of:=[1996CR1.T29]" office:value-type="float" office:value="69.99" calcext:value-type="float">
            <text:p>69.99</text:p>
          </table:table-cell>
          <table:table-cell table:number-columns-repeated="3"/>
          <table:table-cell table:formula="of:=IF([.D29]&lt;=[.F29];[.E29]+[.N29];[.E29]-[.N29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29]=&quot;x&quot;;[.C29]-[.E29];[.C29]-[.E29]+3)" office:value-type="float" office:value="72.99" calcext:value-type="float">
            <text:p>72.99</text:p>
          </table:table-cell>
          <table:table-cell table:formula="of:=IF([.J29]&gt;[$Fix.$D$6];[$Fix.$D$6];IF([.J29]&lt;-[$Fix.$D$6];-[$Fix.$D$6];[.J29]))" office:value-type="float" office:value="15" calcext:value-type="float">
            <text:p>15</text:p>
          </table:table-cell>
          <table:table-cell table:formula="of:=ROUND(IF([.D29]&gt;[.F29];1-(1/[$Fix.$D$6])*[.K29];IF([.D29]&lt;[.F29];1+(1/[$Fix.$D$6])*[.K29];(1/[$Fix.$D$6])*[.K29]));2)" office:value-type="float" office:value="1" calcext:value-type="float">
            <text:p>1,0000</text:p>
          </table:table-cell>
          <table:table-cell table:formula="of:=IF(ABS([.D29]-[.F29])&gt;[.O29];[.L29]*1.5;[.L29])" office:value-type="float" office:value="1" calcext:value-type="float">
            <text:p>1</text:p>
          </table:table-cell>
          <table:table-cell table:formula="of:=IF([.I29]=&quot;x&quot;;[.M29]*[.P29];[.M29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29]&gt;[.F29];[.C29]+[.N29];[.C29]-[.N29])" office:value-type="float" office:value="66.99" calcext:value-type="float">
            <text:p>66.99</text:p>
          </table:table-cell>
          <table:table-cell table:formula="of:=IF([.E29]=&quot;&quot;;&quot;&quot;;[.Q29])">
            <text:p/>
          </table:table-cell>
          <table:table-cell/>
          <table:table-cell table:formula="of:=IF([.D29]=&quot;&quot;;[.C29];(IF([.E29]&lt;&gt;&quot;&quot;;[.R29];[.S29])))" office:value-type="float" office:value="69.99" calcext:value-type="float">
            <text:p>69.99</text:p>
          </table:table-cell>
          <table:table-cell table:formula="of:=[.T29]-[.C29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TP</text:p>
          </table:table-cell>
          <table:table-cell table:formula="of:=[1996CR1.T30]" office:value-type="float" office:value="74.875" calcext:value-type="float">
            <text:p>74.88</text:p>
          </table:table-cell>
          <table:table-cell table:number-columns-repeated="3"/>
          <table:table-cell table:formula="of:=IF([.D30]&lt;=[.F30];[.E30]+[.N30];[.E30]-[.N30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30]=&quot;x&quot;;[.C30]-[.E30];[.C30]-[.E30]+3)" office:value-type="float" office:value="77.875" calcext:value-type="float">
            <text:p>77.88</text:p>
          </table:table-cell>
          <table:table-cell table:formula="of:=IF([.J30]&gt;[$Fix.$D$6];[$Fix.$D$6];IF([.J30]&lt;-[$Fix.$D$6];-[$Fix.$D$6];[.J30]))" office:value-type="float" office:value="15" calcext:value-type="float">
            <text:p>15</text:p>
          </table:table-cell>
          <table:table-cell table:formula="of:=ROUND(IF([.D30]&gt;[.F30];1-(1/[$Fix.$D$6])*[.K30];IF([.D30]&lt;[.F30];1+(1/[$Fix.$D$6])*[.K30];(1/[$Fix.$D$6])*[.K30]));2)" office:value-type="float" office:value="1" calcext:value-type="float">
            <text:p>1,0000</text:p>
          </table:table-cell>
          <table:table-cell table:formula="of:=IF(ABS([.D30]-[.F30])&gt;[.O30];[.L30]*1.5;[.L30])" office:value-type="float" office:value="1" calcext:value-type="float">
            <text:p>1</text:p>
          </table:table-cell>
          <table:table-cell table:formula="of:=IF([.I30]=&quot;x&quot;;[.M30]*[.P30];[.M30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30]&gt;[.F30];[.C30]+[.N30];[.C30]-[.N30])" office:value-type="float" office:value="71.875" calcext:value-type="float">
            <text:p>71.88</text:p>
          </table:table-cell>
          <table:table-cell table:formula="of:=IF([.E30]=&quot;&quot;;&quot;&quot;;[.Q30])">
            <text:p/>
          </table:table-cell>
          <table:table-cell/>
          <table:table-cell table:formula="of:=IF([.D30]=&quot;&quot;;[.C30];(IF([.E30]&lt;&gt;&quot;&quot;;[.R30];[.S30])))" office:value-type="float" office:value="74.875" calcext:value-type="float">
            <text:p>74.88</text:p>
          </table:table-cell>
          <table:table-cell table:formula="of:=[.T30]-[.C30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TY</text:p>
          </table:table-cell>
          <table:table-cell table:formula="of:=[1996CR1.T31]" office:value-type="float" office:value="91.985" calcext:value-type="float">
            <text:p>91.99</text:p>
          </table:table-cell>
          <table:table-cell table:number-columns-repeated="3"/>
          <table:table-cell table:formula="of:=IF([.D31]&lt;=[.F31];[.E31]+[.N31];[.E31]-[.N31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31]=&quot;x&quot;;[.C31]-[.E31];[.C31]-[.E31]+3)" office:value-type="float" office:value="94.985" calcext:value-type="float">
            <text:p>94.99</text:p>
          </table:table-cell>
          <table:table-cell table:formula="of:=IF([.J31]&gt;[$Fix.$D$6];[$Fix.$D$6];IF([.J31]&lt;-[$Fix.$D$6];-[$Fix.$D$6];[.J31]))" office:value-type="float" office:value="15" calcext:value-type="float">
            <text:p>15</text:p>
          </table:table-cell>
          <table:table-cell table:formula="of:=ROUND(IF([.D31]&gt;[.F31];1-(1/[$Fix.$D$6])*[.K31];IF([.D31]&lt;[.F31];1+(1/[$Fix.$D$6])*[.K31];(1/[$Fix.$D$6])*[.K31]));2)" office:value-type="float" office:value="1" calcext:value-type="float">
            <text:p>1,0000</text:p>
          </table:table-cell>
          <table:table-cell table:formula="of:=IF(ABS([.D31]-[.F31])&gt;[.O31];[.L31]*1.5;[.L31])" office:value-type="float" office:value="1" calcext:value-type="float">
            <text:p>1</text:p>
          </table:table-cell>
          <table:table-cell table:formula="of:=IF([.I31]=&quot;x&quot;;[.M31]*[.P31];[.M31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31]&gt;[.F31];[.C31]+[.N31];[.C31]-[.N31])" office:value-type="float" office:value="88.985" calcext:value-type="float">
            <text:p>88.99</text:p>
          </table:table-cell>
          <table:table-cell table:formula="of:=IF([.E31]=&quot;&quot;;&quot;&quot;;[.Q31])">
            <text:p/>
          </table:table-cell>
          <table:table-cell/>
          <table:table-cell table:formula="of:=IF([.D31]=&quot;&quot;;[.C31];(IF([.E31]&lt;&gt;&quot;&quot;;[.R31];[.S31])))" office:value-type="float" office:value="91.985" calcext:value-type="float">
            <text:p>91.99</text:p>
          </table:table-cell>
          <table:table-cell table:formula="of:=[.T31]-[.C31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WD</text:p>
          </table:table-cell>
          <table:table-cell table:formula="of:=[1996CR1.T32]" office:value-type="float" office:value="65.815" calcext:value-type="float">
            <text:p>65.82</text:p>
          </table:table-cell>
          <table:table-cell table:number-columns-repeated="3"/>
          <table:table-cell table:formula="of:=IF([.D32]&lt;=[.F32];[.E32]+[.N32];[.E32]-[.N32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32]=&quot;x&quot;;[.C32]-[.E32];[.C32]-[.E32]+3)" office:value-type="float" office:value="68.815" calcext:value-type="float">
            <text:p>68.82</text:p>
          </table:table-cell>
          <table:table-cell table:formula="of:=IF([.J32]&gt;[$Fix.$D$6];[$Fix.$D$6];IF([.J32]&lt;-[$Fix.$D$6];-[$Fix.$D$6];[.J32]))" office:value-type="float" office:value="15" calcext:value-type="float">
            <text:p>15</text:p>
          </table:table-cell>
          <table:table-cell table:formula="of:=ROUND(IF([.D32]&gt;[.F32];1-(1/[$Fix.$D$6])*[.K32];IF([.D32]&lt;[.F32];1+(1/[$Fix.$D$6])*[.K32];(1/[$Fix.$D$6])*[.K32]));2)" office:value-type="float" office:value="1" calcext:value-type="float">
            <text:p>1,0000</text:p>
          </table:table-cell>
          <table:table-cell table:formula="of:=IF(ABS([.D32]-[.F32])&gt;[.O32];[.L32]*1.5;[.L32])" office:value-type="float" office:value="1" calcext:value-type="float">
            <text:p>1</text:p>
          </table:table-cell>
          <table:table-cell table:formula="of:=IF([.I32]=&quot;x&quot;;[.M32]*[.P32];[.M32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32]&gt;[.F32];[.C32]+[.N32];[.C32]-[.N32])" office:value-type="float" office:value="62.815" calcext:value-type="float">
            <text:p>62.82</text:p>
          </table:table-cell>
          <table:table-cell table:formula="of:=IF([.E32]=&quot;&quot;;&quot;&quot;;[.Q32])">
            <text:p/>
          </table:table-cell>
          <table:table-cell/>
          <table:table-cell table:formula="of:=IF([.D32]=&quot;&quot;;[.C32];(IF([.E32]&lt;&gt;&quot;&quot;;[.R32];[.S32])))" office:value-type="float" office:value="65.815" calcext:value-type="float">
            <text:p>65.82</text:p>
          </table:table-cell>
          <table:table-cell table:formula="of:=[.T32]-[.C32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WH</text:p>
          </table:table-cell>
          <table:table-cell table:formula="of:=[1996CR1.T33]" office:value-type="float" office:value="71.025" calcext:value-type="float">
            <text:p>71.03</text:p>
          </table:table-cell>
          <table:table-cell table:number-columns-repeated="3"/>
          <table:table-cell table:formula="of:=IF([.D33]&lt;=[.F33];[.E33]+[.N33];[.E33]-[.N33]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table:formula="of:=IF([.H33]=&quot;x&quot;;[.C33]-[.E33];[.C33]-[.E33]+3)" office:value-type="float" office:value="74.025" calcext:value-type="float">
            <text:p>74.03</text:p>
          </table:table-cell>
          <table:table-cell table:formula="of:=IF([.J33]&gt;[$Fix.$D$6];[$Fix.$D$6];IF([.J33]&lt;-[$Fix.$D$6];-[$Fix.$D$6];[.J33]))" office:value-type="float" office:value="15" calcext:value-type="float">
            <text:p>15</text:p>
          </table:table-cell>
          <table:table-cell table:formula="of:=ROUND(IF([.D33]&gt;[.F33];1-(1/[$Fix.$D$6])*[.K33];IF([.D33]&lt;[.F33];1+(1/[$Fix.$D$6])*[.K33];(1/[$Fix.$D$6])*[.K33]));2)" office:value-type="float" office:value="1" calcext:value-type="float">
            <text:p>1,0000</text:p>
          </table:table-cell>
          <table:table-cell table:formula="of:=IF(ABS([.D33]-[.F33])&gt;[.O33];[.L33]*1.5;[.L33])" office:value-type="float" office:value="1" calcext:value-type="float">
            <text:p>1</text:p>
          </table:table-cell>
          <table:table-cell table:formula="of:=IF([.I33]=&quot;x&quot;;[.M33]*[.P33];[.M33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33]&gt;[.F33];[.C33]+[.N33];[.C33]-[.N33])" office:value-type="float" office:value="68.025" calcext:value-type="float">
            <text:p>68.03</text:p>
          </table:table-cell>
          <table:table-cell table:formula="of:=IF([.E33]=&quot;&quot;;&quot;&quot;;[.Q33])">
            <text:p/>
          </table:table-cell>
          <table:table-cell/>
          <table:table-cell table:formula="of:=IF([.D33]=&quot;&quot;;[.C33];(IF([.E33]&lt;&gt;&quot;&quot;;[.R33];[.S33])))" office:value-type="float" office:value="71.025" calcext:value-type="float">
            <text:p>71.03</text:p>
          </table:table-cell>
          <table:table-cell table:formula="of:=[.T33]-[.C33]" office:value-type="float" office:value="0" calcext:value-type="float">
            <text:p>0</text:p>
          </table:table-cell>
        </table:table-row>
        <table:table-row table:style-name="ro3">
          <table:table-cell/>
          <table:table-cell office:value-type="string" calcext:value-type="string">
            <text:p>WW</text:p>
          </table:table-cell>
          <table:table-cell table:formula="of:=[1996CR1.T34]" office:value-type="float" office:value="78.645" calcext:value-type="float">
            <text:p>78.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IF([.D34]&lt;=[.F34];[.E34]+[.N34];[.E34]-[.N34])"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table:formula="of:=IF([.H34]=&quot;x&quot;;[.C34]-[.E34];[.C34]-[.E34]+3)" office:value-type="float" office:value="81.645" calcext:value-type="float">
            <text:p>81.65</text:p>
          </table:table-cell>
          <table:table-cell table:formula="of:=IF([.J34]&gt;[$Fix.$D$6];[$Fix.$D$6];IF([.J34]&lt;-[$Fix.$D$6];-[$Fix.$D$6];[.J34]))" office:value-type="float" office:value="15" calcext:value-type="float">
            <text:p>15</text:p>
          </table:table-cell>
          <table:table-cell table:formula="of:=ROUND(IF([.D34]&gt;[.F34];1-(1/[$Fix.$D$6])*[.K34];IF([.D34]&lt;[.F34];1+(1/[$Fix.$D$6])*[.K34];(1/[$Fix.$D$6])*[.K34]));2)" office:value-type="float" office:value="0" calcext:value-type="float">
            <text:p>0,0000</text:p>
          </table:table-cell>
          <table:table-cell table:formula="of:=IF(ABS([.D34]-[.F34])&gt;[.O34];[.L34]*1.5;[.L34])" office:value-type="float" office:value="0" calcext:value-type="float">
            <text:p>0</text:p>
          </table:table-cell>
          <table:table-cell table:formula="of:=IF([.I34]=&quot;x&quot;;[.M34]*[.P34];[.M34])" office:value-type="float" office:value="0" calcext:value-type="float">
            <text:p>0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34]&gt;[.F34];[.C34]+[.N34];[.C34]-[.N34])" office:value-type="float" office:value="78.645" calcext:value-type="float">
            <text:p>78.65</text:p>
          </table:table-cell>
          <table:table-cell table:formula="of:=IF([.E34]=&quot;&quot;;&quot;&quot;;[.Q34])">
            <text:p/>
          </table:table-cell>
          <table:table-cell table:formula="of:=[.G7]" office:value-type="float" office:value="75.375" calcext:value-type="float">
            <text:p>75.38</text:p>
          </table:table-cell>
          <table:table-cell table:formula="of:=IF([.D34]=&quot;&quot;;[.C34];(IF([.E34]&lt;&gt;&quot;&quot;;[.R34];[.S34])))" office:value-type="float" office:value="75.375" calcext:value-type="float">
            <text:p>75.38</text:p>
          </table:table-cell>
          <table:table-cell table:formula="of:=[.T34]-[.C34]" office:value-type="float" office:value="-3.27" calcext:value-type="float">
            <text:p>-3.27</text:p>
          </table:table-cell>
        </table:table-row>
        <table:table-row table:style-name="ro3">
          <table:table-cell/>
          <table:table-cell table:style-name="ce1" office:value-type="string" calcext:value-type="string">
            <text:p>WX</text:p>
          </table:table-cell>
          <table:table-cell table:formula="of:=[1996CR1.T35]" office:value-type="float" office:value="73.275" calcext:value-type="float">
            <text:p>73.28</text:p>
          </table:table-cell>
          <table:table-cell table:style-name="ce3"/>
          <table:table-cell table:style-name="ce5" table:number-columns-repeated="2"/>
          <table:table-cell table:formula="of:=IF([.D35]&lt;=[.F35];[.E35]+[.N35];[.E35]-[.N35])" office:value-type="float" office:value="3" calcext:value-type="float">
            <text:p>3</text:p>
          </table:table-cell>
          <table:table-cell table:style-name="ce1"/>
          <table:table-cell office:value-type="string" calcext:value-type="string">
            <text:p>x</text:p>
          </table:table-cell>
          <table:table-cell table:formula="of:=IF([.H35]=&quot;x&quot;;[.C35]-[.E35];[.C35]-[.E35]+3)" office:value-type="float" office:value="76.275" calcext:value-type="float">
            <text:p>76.28</text:p>
          </table:table-cell>
          <table:table-cell table:formula="of:=IF([.J35]&gt;[$Fix.$D$6];[$Fix.$D$6];IF([.J35]&lt;-[$Fix.$D$6];-[$Fix.$D$6];[.J35]))" office:value-type="float" office:value="15" calcext:value-type="float">
            <text:p>15</text:p>
          </table:table-cell>
          <table:table-cell table:formula="of:=ROUND(IF([.D35]&gt;[.F35];1-(1/[$Fix.$D$6])*[.K35];IF([.D35]&lt;[.F35];1+(1/[$Fix.$D$6])*[.K35];(1/[$Fix.$D$6])*[.K35]));2)" office:value-type="float" office:value="1" calcext:value-type="float">
            <text:p>1,0000</text:p>
          </table:table-cell>
          <table:table-cell table:formula="of:=IF(ABS([.D35]-[.F35])&gt;[.O35];[.L35]*1.5;[.L35])" office:value-type="float" office:value="1" calcext:value-type="float">
            <text:p>1</text:p>
          </table:table-cell>
          <table:table-cell table:formula="of:=IF([.I35]=&quot;x&quot;;[.M35]*[.P35];[.M35])" office:value-type="float" office:value="3" calcext:value-type="float">
            <text:p>3</text:p>
          </table:table-cell>
          <table:table-cell table:formula="of:=[$Fix.$D$4]" office:value-type="float" office:value="5" calcext:value-type="float">
            <text:p>5</text:p>
          </table:table-cell>
          <table:table-cell table:formula="of:=[$Fix.$D$5]" office:value-type="float" office:value="3" calcext:value-type="float">
            <text:p>3</text:p>
          </table:table-cell>
          <table:table-cell table:formula="of:=IF([.D35]&gt;[.F35];[.C35]+[.N35];[.C35]-[.N35])" office:value-type="float" office:value="70.275" calcext:value-type="float">
            <text:p>70.28</text:p>
          </table:table-cell>
          <table:table-cell table:formula="of:=IF([.E35]=&quot;&quot;;&quot;&quot;;[.Q35])">
            <text:p/>
          </table:table-cell>
          <table:table-cell table:style-name="ce5"/>
          <table:table-cell table:formula="of:=IF([.D35]=&quot;&quot;;[.C35];(IF([.E35]&lt;&gt;&quot;&quot;;[.R35];[.S35])))" office:value-type="float" office:value="73.275" calcext:value-type="float">
            <text:p>73.28</text:p>
          </table:table-cell>
          <table:table-cell table:formula="of:=[.T35]-[.C3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Default"/>
          <table:table-cell table:style-name="Default" table:formula="of:=SUM([.T2:.T35])" office:value-type="float" office:value="2640" calcext:value-type="float">
            <text:p>2640</text:p>
          </table:table-cell>
          <table:table-cell table:style-name="Default" table:formula="of:=SUM([.U2:.U35])" office:value-type="float" office:value="0" calcext:value-type="float">
            <text:p>0</text:p>
          </table:table-cell>
        </table:table-row>
        <calcext:conditional-formats>
          <calcext:conditional-format calcext:target-range-address="1996CR2.T2:1996CR2.T35">
            <calcext:color-scale>
              <calcext:color-scale-entry calcext:value="0" calcext:type="minimum" calcext:color="#ff0000"/>
              <calcext:color-scale-entry calcext:value="0" calcext:type="maximum" calcext:color="#00cccc"/>
            </calcext:color-scale>
          </calcext:conditional-format>
          <calcext:conditional-format calcext:target-range-address="1996CR2.U2:1996CR2.U35">
            <calcext:color-scale>
              <calcext:color-scale-entry calcext:value="0" calcext:type="minimum" calcext:color="#ff0000"/>
              <calcext:color-scale-entry calcext:value="0" calcext:type="maximum" calcext:color="#00cccc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number:number-style style:name="N10144" number:language="fr" number:country="FR">
      <number:number number:decimal-places="1" number:min-integer-digits="1"/>
    </number:number-style>
    <number:number-style style:name="N10145" number:language="fr" number:country="FR">
      <number:number number:decimal-places="3" number:min-integer-digits="1"/>
    </number:number-style>
    <number:number-style style:name="N10146" number:language="fr" number:country="FR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4">00/00/0000</text:date>, <text:time style:data-style-name="N2" text:time-value="08:16:42.8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33M15S</meta:editing-duration>
    <meta:editing-cycles>29</meta:editing-cycles>
    <meta:generator>LibreOffice/4.2.5.2$Windows_x86 LibreOffice_project/61cb170a04bb1f12e77c884eab9192be736ec5f5</meta:generator>
    <dc:date>2014-07-14T08:17:28.749000000</dc:date>
    <meta:document-statistic meta:table-count="3" meta:cell-count="1090" meta:object-count="0"/>
    <meta:user-defined meta:name="Info 1"/>
    <meta:user-defined meta:name="Info 2"/>
    <meta:user-defined meta:name="Info 3"/>
    <meta:user-defined meta:name="Info 4"/>
  </office:meta>
</office:document-meta>
</file>